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OpenSymbol" svg:font-family="OpenSymbol"/>
    <style:font-face style:name="Verdana" svg:font-family="Verdana"/>
    <style:font-face style:name="Courier New1"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1.1986in" style:rel-column-width="11605*"/>
    </style:style>
    <style:style style:name="Table1.B" style:family="table-column">
      <style:table-column-properties style:column-width="1.6104in" style:rel-column-width="15587*"/>
    </style:style>
    <style:style style:name="Table1.C" style:family="table-column">
      <style:table-column-properties style:column-width="1.0576in" style:rel-column-width="10239*"/>
    </style:style>
    <style:style style:name="Table1.D" style:family="table-column">
      <style:table-column-properties style:column-width="2.9035in" style:rel-column-width="28104*"/>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1.5632in" style:rel-column-width="15129*"/>
    </style:style>
    <style:style style:name="Table2.B" style:family="table-column">
      <style:table-column-properties style:column-width="5.2069in" style:rel-column-width="50406*"/>
    </style:style>
    <style:style style:name="Table2.1" style:family="table-row">
      <style:table-row-properties style:keep-together="true" fo:keep-together="auto"/>
    </style:style>
    <style:style style:name="Table2.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6.7701in" style:rel-column-width="65535*"/>
    </style:style>
    <style:style style:name="Table3.1" style:family="table-row">
      <style:table-row-properties style:keep-together="false" fo:keep-together="always"/>
    </style:style>
    <style:style style:name="Table3.A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A4"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7701in" table:align="margins" style:writing-mode="lr-tb"/>
    </style:style>
    <style:style style:name="Table5.A" style:family="table-column">
      <style:table-column-properties style:column-width="0.4701in" style:rel-column-width="4549*"/>
    </style:style>
    <style:style style:name="Table5.B" style:family="table-column">
      <style:table-column-properties style:column-width="1.2535in" style:rel-column-width="12132*"/>
    </style:style>
    <style:style style:name="Table5.C" style:family="table-column">
      <style:table-column-properties style:column-width="5.0472in" style:rel-column-width="48854*"/>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6.7701in" table:align="margins" style:writing-mode="lr-tb"/>
    </style:style>
    <style:style style:name="Table4.A" style:family="table-column">
      <style:table-column-properties style:column-width="0.4924in" style:rel-column-width="4766*"/>
    </style:style>
    <style:style style:name="Table4.B" style:family="table-column">
      <style:table-column-properties style:column-width="1.3542in" style:rel-column-width="13107*"/>
    </style:style>
    <style:style style:name="Table4.C" style:family="table-column">
      <style:table-column-properties style:column-width="4.9236in" style:rel-column-width="4766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7701in" table:align="margins" style:writing-mode="lr-tb"/>
    </style:style>
    <style:style style:name="Table6.A" style:family="table-column">
      <style:table-column-properties style:column-width="0.4826in" style:rel-column-width="4669*"/>
    </style:style>
    <style:style style:name="Table6.B" style:family="table-column">
      <style:table-column-properties style:column-width="1.3569in" style:rel-column-width="13138*"/>
    </style:style>
    <style:style style:name="Table6.C" style:family="table-column">
      <style:table-column-properties style:column-width="4.9306in" style:rel-column-width="47728*"/>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7701in" table:align="margins" style:writing-mode="lr-tb"/>
    </style:style>
    <style:style style:name="Table7.A" style:family="table-column">
      <style:table-column-properties style:column-width="0.4924in" style:rel-column-width="4766*"/>
    </style:style>
    <style:style style:name="Table7.B" style:family="table-column">
      <style:table-column-properties style:column-width="1.3542in" style:rel-column-width="13107*"/>
    </style:style>
    <style:style style:name="Table7.C" style:family="table-column">
      <style:table-column-properties style:column-width="4.9236in" style:rel-column-width="47662*"/>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7701in" table:align="margins" style:writing-mode="lr-tb"/>
    </style:style>
    <style:style style:name="Table8.A" style:family="table-column">
      <style:table-column-properties style:column-width="0.4924in" style:rel-column-width="4766*"/>
    </style:style>
    <style:style style:name="Table8.B" style:family="table-column">
      <style:table-column-properties style:column-width="1.3542in" style:rel-column-width="13107*"/>
    </style:style>
    <style:style style:name="Table8.C" style:family="table-column">
      <style:table-column-properties style:column-width="4.9236in" style:rel-column-width="47662*"/>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7701in" table:align="margins" style:writing-mode="lr-tb"/>
    </style:style>
    <style:style style:name="Table9.A" style:family="table-column">
      <style:table-column-properties style:column-width="0.4826in" style:rel-column-width="4669*"/>
    </style:style>
    <style:style style:name="Table9.B" style:family="table-column">
      <style:table-column-properties style:column-width="1.3569in" style:rel-column-width="13138*"/>
    </style:style>
    <style:style style:name="Table9.C" style:family="table-column">
      <style:table-column-properties style:column-width="4.9306in" style:rel-column-width="4772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data-style-name="N0">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7701in" table:align="margins" style:writing-mode="lr-tb"/>
    </style:style>
    <style:style style:name="Table10.A" style:family="table-column">
      <style:table-column-properties style:column-width="0.4924in" style:rel-column-width="4769*"/>
    </style:style>
    <style:style style:name="Table10.B" style:family="table-column">
      <style:table-column-properties style:column-width="1.3549in" style:rel-column-width="13117*"/>
    </style:style>
    <style:style style:name="Table10.C" style:family="table-column">
      <style:table-column-properties style:column-width="4.9222in" style:rel-column-width="47649*"/>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3" style:family="table-cell">
      <style:table-cell-properties fo:padding="0.0382in" fo:border-left="0.0007in solid #000000" fo:border-right="0.0007in solid #000000" fo:border-top="none" fo:border-bottom="0.0007in solid #000000"/>
    </style:style>
    <style:style style:name="Table11" style:family="table">
      <style:table-properties style:width="6.7701in" table:align="margins" style:writing-mode="lr-tb"/>
    </style:style>
    <style:style style:name="Table11.A" style:family="table-column">
      <style:table-column-properties style:column-width="0.4826in" style:rel-column-width="4669*"/>
    </style:style>
    <style:style style:name="Table11.B" style:family="table-column">
      <style:table-column-properties style:column-width="1.3569in" style:rel-column-width="13138*"/>
    </style:style>
    <style:style style:name="Table11.C" style:family="table-column">
      <style:table-column-properties style:column-width="4.9306in" style:rel-column-width="4772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7701in" table:align="margins" style:writing-mode="lr-tb"/>
    </style:style>
    <style:style style:name="Table12.A" style:family="table-column">
      <style:table-column-properties style:column-width="0.4826in" style:rel-column-width="4669*"/>
    </style:style>
    <style:style style:name="Table12.B" style:family="table-column">
      <style:table-column-properties style:column-width="1.3569in" style:rel-column-width="13138*"/>
    </style:style>
    <style:style style:name="Table12.C" style:family="table-column">
      <style:table-column-properties style:column-width="4.9306in" style:rel-column-width="4772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data-style-name="N0">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7701in" table:align="margins" style:writing-mode="lr-tb"/>
    </style:style>
    <style:style style:name="Table13.A" style:family="table-column">
      <style:table-column-properties style:column-width="0.4826in" style:rel-column-width="4669*"/>
    </style:style>
    <style:style style:name="Table13.B" style:family="table-column">
      <style:table-column-properties style:column-width="1.3569in" style:rel-column-width="13138*"/>
    </style:style>
    <style:style style:name="Table13.C" style:family="table-column">
      <style:table-column-properties style:column-width="4.9306in" style:rel-column-width="4772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data-style-name="N0">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7701in" table:align="margins" style:writing-mode="lr-tb"/>
    </style:style>
    <style:style style:name="Table14.A" style:family="table-column">
      <style:table-column-properties style:column-width="0.4826in" style:rel-column-width="4669*"/>
    </style:style>
    <style:style style:name="Table14.B" style:family="table-column">
      <style:table-column-properties style:column-width="1.3569in" style:rel-column-width="13138*"/>
    </style:style>
    <style:style style:name="Table14.C" style:family="table-column">
      <style:table-column-properties style:column-width="4.9306in" style:rel-column-width="47728*"/>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data-style-name="N0">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7701in" table:align="margins" style:writing-mode="lr-tb"/>
    </style:style>
    <style:style style:name="Table15.A" style:family="table-column">
      <style:table-column-properties style:column-width="0.4826in" style:rel-column-width="4669*"/>
    </style:style>
    <style:style style:name="Table15.B" style:family="table-column">
      <style:table-column-properties style:column-width="1.3569in" style:rel-column-width="13138*"/>
    </style:style>
    <style:style style:name="Table15.C" style:family="table-column">
      <style:table-column-properties style:column-width="4.9306in" style:rel-column-width="4772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data-style-name="N0">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7701in" table:align="margins" style:writing-mode="lr-tb"/>
    </style:style>
    <style:style style:name="Table16.A" style:family="table-column">
      <style:table-column-properties style:column-width="0.4826in" style:rel-column-width="4669*"/>
    </style:style>
    <style:style style:name="Table16.B" style:family="table-column">
      <style:table-column-properties style:column-width="1.3569in" style:rel-column-width="13138*"/>
    </style:style>
    <style:style style:name="Table16.C" style:family="table-column">
      <style:table-column-properties style:column-width="4.9306in" style:rel-column-width="47728*"/>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data-style-name="N0">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7701in" table:align="margins" style:writing-mode="lr-tb"/>
    </style:style>
    <style:style style:name="Table17.A" style:family="table-column">
      <style:table-column-properties style:column-width="0.4826in" style:rel-column-width="4669*"/>
    </style:style>
    <style:style style:name="Table17.B" style:family="table-column">
      <style:table-column-properties style:column-width="1.3569in" style:rel-column-width="13138*"/>
    </style:style>
    <style:style style:name="Table17.C" style:family="table-column">
      <style:table-column-properties style:column-width="4.9306in" style:rel-column-width="4772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data-style-name="N0">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7701in" table:align="margins" style:writing-mode="lr-tb"/>
    </style:style>
    <style:style style:name="Table18.A" style:family="table-column">
      <style:table-column-properties style:column-width="0.4826in" style:rel-column-width="4669*"/>
    </style:style>
    <style:style style:name="Table18.B" style:family="table-column">
      <style:table-column-properties style:column-width="1.3569in" style:rel-column-width="13138*"/>
    </style:style>
    <style:style style:name="Table18.C" style:family="table-column">
      <style:table-column-properties style:column-width="4.9306in" style:rel-column-width="4772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7701in" table:align="margins" style:writing-mode="lr-tb"/>
    </style:style>
    <style:style style:name="Table19.A" style:family="table-column">
      <style:table-column-properties style:column-width="0.4826in" style:rel-column-width="4669*"/>
    </style:style>
    <style:style style:name="Table19.B" style:family="table-column">
      <style:table-column-properties style:column-width="1.3569in" style:rel-column-width="13138*"/>
    </style:style>
    <style:style style:name="Table19.C" style:family="table-column">
      <style:table-column-properties style:column-width="4.9306in" style:rel-column-width="4772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data-style-name="N0">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P1" style:family="paragraph" style:parent-style-name="Title">
      <style:text-properties fo:language="en" fo:country="US"/>
    </style:style>
    <style:style style:name="P2" style:family="paragraph" style:parent-style-name="Standard" style:master-page-name="ToC_20_Page">
      <style:paragraph-properties fo:margin-top="0in" fo:margin-bottom="0.3335in" style:page-number="auto"/>
      <style:text-properties fo:language="en" fo:country="US" fo:font-style="normal" fo:font-weight="normal" style:font-style-asian="normal" style:font-weight-asian="normal" style:font-style-complex="normal" style:font-weight-complex="normal"/>
    </style:style>
    <style:style style:name="P3" style:family="paragraph" style:parent-style-name="Standard">
      <style:paragraph-properties fo:margin-top="0in" fo:margin-bottom="0.3335in"/>
      <style:text-properties fo:language="en" fo:country="US" fo:font-style="normal" fo:font-weight="normal" style:font-style-asian="normal" style:font-weight-asian="normal" style:font-style-complex="normal" style:font-weight-complex="normal"/>
    </style:style>
    <style:style style:name="P4" style:family="paragraph" style:parent-style-name="Heading_20_1" style:list-style-name="Heading_20_Numbering"/>
    <style:style style:name="P5" style:family="paragraph" style:parent-style-name="Heading_20_1" style:list-style-name="Heading_20_Numbering" style:master-page-name="Standard">
      <style:paragraph-properties style:page-number="auto"/>
    </style:style>
    <style:style style:name="P6" style:family="paragraph" style:parent-style-name="Heading_20_2" style:list-style-name="Heading_20_Numbering"/>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Numbering_20_1"/>
    <style:style style:name="P10" style:family="paragraph" style:parent-style-name="Heading_20_3" style:list-style-name="Heading_20_Numbering"/>
    <style:style style:name="P11" style:family="paragraph" style:parent-style-name="Title" style:master-page-name="First_20_Page">
      <style:paragraph-properties style:page-number="auto"/>
      <style:text-properties fo:language="en" fo:country="US"/>
    </style:style>
    <style:style style:name="P12" style:family="paragraph" style:parent-style-name="Table_20_Contents" style:list-style-name="Document_20_References"/>
    <style:style style:name="P13" style:family="paragraph" style:parent-style-name="List_20_1" style:list-style-name="List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2a00ff" style:font-name="Courier New" fo:font-size="10pt" style:font-name-asian="Courier New" style:font-size-asian="10pt" style:font-name-complex="Courier New"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RefHeading__5910_773174625"/>FreeACS<text:bookmark-end text:name="__RefHeading__5910_773174625"/></text:p>
      <text:p text:style-name="P1">Use Cases and Training</text:p>
      <text:p text:style-name="FreeACS_5f_UnderTitle"><text:bookmark-start text:name="__RefHeading__5912_773174625"/>Version <text:user-defined style:data-style-name="N0" text:name="Product Version">2012R1</text:user-defined><text:bookmark-end text:name="__RefHeading__5912_773174625"/></text:p>
      <text:p text:style-name="P2">&lt;&lt;Insert table of contents here&gt;&gt;</text:p>
      <text:p text:style-name="P3"/>
      <text:list xml:id="list5993163356437405473" text:style-name="Heading_20_Numbering">
        <text:list-item>
          <text:h text:style-name="P5" text:outline-level="1"><text:bookmark-start text:name="__RefHeading__5914_773174625"/>Document Introduction<text:bookmark-end text:name="__RefHeading__5914_773174625"/></text:h>
          <text:list>
            <text:list-item>
              <text:h text:style-name="P6" text:outline-level="2"><text:bookmark-start text:name="__RefHeading__5916_773174625"/>Document Purpose<text:bookmark-end text:name="__RefHeading__5916_773174625"/></text:h>
            </text:list-item>
          </text:list>
        </text:list-item>
      </text:list>
      <text:p text:style-name="Text_20_body">The purpose of the document is to explain how to use FreeACS to solve various cases. The document can also be used as a way of FreeACS Administrator/Operator training.</text:p>
      <text:list xml:id="list1247269828" text:continue-numbering="true" text:style-name="Heading_20_Numbering">
        <text:list-item>
          <text:list>
            <text:list-item>
              <text:h text:style-name="P6" text:outline-level="2"><text:bookmark-start text:name="__RefHeading__5918_773174625"/>Document Audience<text:bookmark-end text:name="__RefHeading__5918_773174625"/></text:h>
            </text:list-item>
          </text:list>
        </text:list-item>
      </text:list>
      <text:p text:style-name="Text_20_body">The readers will be FreeACS Administrators and system operators.</text:p>
      <text:list xml:id="list1177791151" text:continue-numbering="true" text:style-name="Heading_20_Numbering">
        <text:list-item>
          <text:list>
            <text:list-item>
              <text:h text:style-name="P6" text:outline-level="2"><text:bookmark-start text:name="__RefHeading__5920_773174625"/>Document History<text:bookmark-end text:name="__RefHeading__5920_773174625"/></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2011R1-SP1</text:p>
          </table:table-cell>
          <table:table-cell table:style-name="Table1.A2" office:value-type="string">
            <text:p text:style-name="Table_20_Contents">Morten Simonsen</text:p>
          </table:table-cell>
          <table:table-cell table:style-name="Table1.A2" office:value-type="string">
            <text:p text:style-name="Table_20_Contents">04-Feb-11</text:p>
          </table:table-cell>
          <table:table-cell table:style-name="Table1.D2" office:value-type="string">
            <text:p text:style-name="Table_20_Contents">Revised edition</text:p>
          </table:table-cell>
        </table:table-row>
        <table:table-row table:style-name="Table1.1">
          <table:table-cell table:style-name="Table1.A2" office:value-type="string">
            <text:p text:style-name="Table_20_Contents">2012R1</text:p>
          </table:table-cell>
          <table:table-cell table:style-name="Table1.A2" office:value-type="string">
            <text:p text:style-name="Table_20_Contents">Morten Simonsen</text:p>
          </table:table-cell>
          <table:table-cell table:style-name="Table1.A2" office:value-type="string">
            <text:p text:style-name="Table_20_Contents">21-Nov-11</text:p>
          </table:table-cell>
          <table:table-cell table:style-name="Table1.D2" office:value-type="string">
            <text:p text:style-name="Table_20_Contents">Updated to next release.</text:p>
          </table:table-cell>
        </table:table-row>
      </table:table>
      <text:list xml:id="list1943103410" text:continue-numbering="true" text:style-name="Heading_20_Numbering">
        <text:list-item>
          <text:list>
            <text:list-item>
              <text:h text:style-name="P6" text:outline-level="2"><text:bookmark-start text:name="__RefHeading__5922_773174625"/>Acronyms and Abbreviations<text:bookmark-end text:name="__RefHeading__5922_773174625"/></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APS</text:p>
          </table:table-cell>
          <table:table-cell table:style-name="Table2.B2" office:value-type="string">
            <text:p text:style-name="Table_20_Contents">Automatic Provisioning System.</text:p>
          </table:table-cell>
        </table:table-row>
        <table:table-row table:style-name="Table2.1">
          <table:table-cell table:style-name="Table2.A2" office:value-type="string">
            <text:p text:style-name="Table_20_Contents">FreeACS</text:p>
          </table:table-cell>
          <table:table-cell table:style-name="Table2.B2" office:value-type="string">
            <text:p text:style-name="Table_20_Contents">eXtensible APS with advanced features such as Service Windows, Job Control and Smart Groups.</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text:p>
          </table:table-cell>
        </table:table-row>
        <table:table-row table:style-name="Table2.1">
          <table:table-cell table:style-name="Table2.A2" office:value-type="string">
            <text:p text:style-name="Table_20_Contents">TR-069</text:p>
          </table:table-cell>
          <table:table-cell table:style-name="Table2.B2" office:value-type="string">
            <text:p text:style-name="Table_20_Contents">Industry standard provisioning protocol used by the FreeACS to read and write configurations from and to the CPEs, in addition to handle upgrades.</text:p>
          </table:table-cell>
        </table:table-row>
        <table:table-row table:style-name="Table2.1">
          <table:table-cell table:style-name="Table2.A2" office:value-type="string">
            <text:p text:style-name="Table_20_Contents">OPP</text:p>
          </table:table-cell>
          <table:table-cell table:style-name="Table2.B2" office:value-type="string">
            <text:p text:style-name="Table_20_Contents">Owera (now Ping Communication) Provisioning Protocol. Highly compact, efficient and extensible provisioning protocol developed by Owera. Handles configuration, upgrades, logging and connection forwarding to arbitrary CPE services (through NAT), all over an encrypted and authenticated connection.</text:p>
          </table:table-cell>
        </table:table-row>
        <table:table-row table:style-name="Table2.1">
          <table:table-cell table:style-name="Table2.A2" office:value-type="string">
            <text:p text:style-name="Table_20_Contents">JRE</text:p>
          </table:table-cell>
          <table:table-cell table:style-name="Table2.B2" office:value-type="string">
            <text:p text:style-name="Table_20_Contents">Java Runtime Environment</text:p>
          </table:table-cell>
        </table:table-row>
      </table:table>
      <text:list xml:id="list719082371" text:continue-numbering="true" text:style-name="Heading_20_Numbering">
        <text:list-item>
          <text:list>
            <text:list-item>
              <text:h text:style-name="P6" text:outline-level="2"><text:bookmark-start text:name="__RefHeading__5924_773174625"/>References<text:bookmark-end text:name="__RefHeading__5924_773174625"/></text:h>
            </text:list-item>
          </text:list>
        </text:list-item>
      </text:list>
      <table:table table:name="Table3" table:style-name="Table3">
        <table:table-column table:style-name="Table3.A"/>
        <table:table-row table:style-name="Table3.1">
          <table:table-cell table:style-name="Table3.A1" office:value-type="string">
            <text:p text:style-name="Table_20_Heading">Document</text:p>
          </table:table-cell>
        </table:table-row>
        <table:table-row table:style-name="Table3.1">
          <table:table-cell table:style-name="Table3.A2" office:value-type="string">
            <text:list xml:id="list6135888701908420223" text:style-name="Document_20_References">
              <text:list-item>
                <text:p text:style-name="P12">FreeACS Web User Manual</text:p>
              </text:list-item>
            </text:list>
          </table:table-cell>
        </table:table-row>
        <table:table-row table:style-name="Table3.1">
          <table:table-cell table:style-name="Table3.A2" office:value-type="string">
            <text:list xml:id="list254095175" text:continue-numbering="true" text:style-name="Document_20_References">
              <text:list-item>
                <text:p text:style-name="P12">FreeACS Shell User Manual</text:p>
              </text:list-item>
            </text:list>
          </table:table-cell>
        </table:table-row>
        <table:table-row table:style-name="Table3.1">
          <table:table-cell table:style-name="Table3.A4" office:value-type="string">
            <text:list xml:id="list1731822966" text:continue-numbering="true" text:style-name="Document_20_References">
              <text:list-item>
                <text:p text:style-name="P12">FreeACS JCS User Manual</text:p>
              </text:list-item>
            </text:list>
          </table:table-cell>
        </table:table-row>
        <table:table-row table:style-name="Table3.1">
          <table:table-cell table:style-name="Table3.A4" office:value-type="string">
            <text:list xml:id="list1843964441" text:continue-numbering="true" text:style-name="Document_20_References">
              <text:list-item>
                <text:p text:style-name="P12">FreeACS Monitor Server User Manual</text:p>
              </text:list-item>
            </text:list>
          </table:table-cell>
        </table:table-row>
        <table:table-row table:style-name="Table3.1">
          <table:table-cell table:style-name="Table3.A4" office:value-type="string">
            <text:list xml:id="list1676305436" text:continue-numbering="true" text:style-name="Document_20_References">
              <text:list-item>
                <text:p text:style-name="P12">FreeACS Web Services User Manual</text:p>
              </text:list-item>
            </text:list>
          </table:table-cell>
        </table:table-row>
        <table:table-row table:style-name="Table3.1">
          <table:table-cell table:style-name="Table3.A4" office:value-type="string">
            <text:list xml:id="list1900848254" text:continue-numbering="true" text:style-name="Document_20_References">
              <text:list-item>
                <text:p text:style-name="P12">FreeACS TR-069 Server User Manual</text:p>
              </text:list-item>
            </text:list>
          </table:table-cell>
        </table:table-row>
        <table:table-row table:style-name="Table3.1">
          <table:table-cell table:style-name="Table3.A4" office:value-type="string">
            <text:list xml:id="list56732333" text:continue-numbering="true" text:style-name="Document_20_References">
              <text:list-item>
                <text:p text:style-name="P12">FreeACS Syslog Server User Manual</text:p>
              </text:list-item>
            </text:list>
          </table:table-cell>
        </table:table-row>
        <table:table-row table:style-name="Table3.1">
          <table:table-cell table:style-name="Table3.A4" office:value-type="string">
            <text:list xml:id="list699413949" text:continue-numbering="true" text:style-name="Document_20_References">
              <text:list-item>
                <text:p text:style-name="P12">FreeACS SPP Server User Manual</text:p>
              </text:list-item>
            </text:list>
          </table:table-cell>
        </table:table-row>
        <table:table-row table:style-name="Table3.1">
          <table:table-cell table:style-name="Table3.A4" office:value-type="string">
            <text:list xml:id="list527268406" text:continue-numbering="true" text:style-name="Document_20_References">
              <text:list-item>
                <text:p text:style-name="P12">FreeACS Database User Manual</text:p>
              </text:list-item>
            </text:list>
          </table:table-cell>
        </table:table-row>
        <table:table-row table:style-name="Table3.1">
          <table:table-cell table:style-name="Table3.A2" office:value-type="string">
            <text:list xml:id="list1652531158" text:continue-numbering="true" text:style-name="Document_20_References">
              <text:list-item>
                <text:p text:style-name="P12">FreeACS OPP Server User Manual</text:p>
              </text:list-item>
            </text:list>
          </table:table-cell>
        </table:table-row>
      </table:table>
      <text:list xml:id="list729582064" text:continue-list="list719082371" text:style-name="Heading_20_Numbering">
        <text:list-item>
          <text:h text:style-name="P4" text:outline-level="1"><text:bookmark-start text:name="__RefHeading__5926_773174625"/>Introduction<text:bookmark-end text:name="__RefHeading__5926_773174625"/></text:h>
        </text:list-item>
      </text:list>
      <text:p text:style-name="Text_20_body">FreeACS offers three north-bound interfaces: Web, Shell and Web Services. Only the first two are of interest in this document. If you are running on FreeACS Hosting Server, the Shell interface is not available. </text:p>
      <text:p text:style-name="Text_20_body">When you read this document, you should have Shell/Web/TR-069 manuals available, since there will be references to those documents.</text:p>
      <text:list xml:id="list1669089307" text:continue-numbering="true" text:style-name="Heading_20_Numbering">
        <text:list-item>
          <text:h text:style-name="P4" text:outline-level="1"><text:bookmark-start text:name="__RefHeading__8610_316249068"/>Let's connect<text:bookmark-end text:name="__RefHeading__8610_316249068"/></text:h>
        </text:list-item>
      </text:list>
      <text:p text:style-name="Text_20_body">The first task after a complete installation of FreeACS, is to get started with provisioning from FreeACS. To do so we need a Device (the terms "CPE" and "Unit" are also used) supporting TR-069 and the TR-069 server must be running.</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Step</text:p>
          </table:table-cell>
          <table:table-cell table:style-name="Table5.A1" office:value-type="string">
            <text:p text:style-name="Table_20_Heading">Module/Entity</text:p>
          </table:table-cell>
          <table:table-cell table:style-name="Table5.C1" office:value-type="string">
            <text:p text:style-name="Table_20_Heading">Operation</text:p>
          </table:table-cell>
        </table:table-row>
        <table:table-row>
          <table:table-cell table:style-name="Table5.A2" office:value-type="float" office:value="1">
            <text:p text:style-name="Table_20_Contents">1</text:p>
          </table:table-cell>
          <table:table-cell table:style-name="Table5.B2" office:value-type="string">
            <text:p text:style-name="Table_20_Contents">TR-069</text:p>
          </table:table-cell>
          <table:table-cell table:style-name="Table5.C2" office:value-type="string">
            <text:p text:style-name="Table_20_Contents">Change the property "discovery.mode" to "true" in xaps-tr069.properties. This will enable the server to automatically accept and store necessary data from a connecting device. Note that discovery mode is not recommended for production, only for testing.</text:p>
          </table:table-cell>
        </table:table-row>
        <table:table-row>
          <table:table-cell table:style-name="Table5.A2" office:value-type="float" office:value="2">
            <text:p text:style-name="Table_20_Contents">2</text:p>
          </table:table-cell>
          <table:table-cell table:style-name="Table5.B2" office:value-type="string">
            <text:p text:style-name="Table_20_Contents">Device</text:p>
          </table:table-cell>
          <table:table-cell table:style-name="Table5.C2" office:value-type="string">
            <text:p text:style-name="Table_20_Contents">Log in to the web interface (or any other interface) and locate the provisioning settings. These settings are usually found under the "Advanced" section, another common name is "Remote management". Change the URL to FreeACS TR-069 Server. This URL is also mentioned in FreeACS Installation.doc. </text:p>
            <text:p text:style-name="Table_20_Contents">This change <text:span text:style-name="T1">should</text:span><text:span text:style-name="T2"> trigger the device to connect to the server. To be absolutely sure, restart the device.</text:span></text:p>
          </table:table-cell>
        </table:table-row>
        <table:table-row>
          <table:table-cell table:style-name="Table5.A2" office:value-type="float" office:value="3">
            <text:p text:style-name="Table_20_Contents">3</text:p>
          </table:table-cell>
          <table:table-cell table:style-name="Table5.B2" office:value-type="string">
            <text:p text:style-name="Table_20_Contents">TR-069</text:p>
          </table:table-cell>
          <table:table-cell table:style-name="Table5.C2" office:value-type="string">
            <text:p text:style-name="Table_20_Contents">Open the URL mentioned in the previous step in a browser. You should see "some activity" (explained in TR-069 manual). If all is well you will see a complete session in the first table.</text:p>
          </table:table-cell>
        </table:table-row>
        <table:table-row>
          <table:table-cell table:style-name="Table5.A2" office:value-type="float" office:value="4">
            <text:p text:style-name="Table_20_Contents">4</text:p>
          </table:table-cell>
          <table:table-cell table:style-name="Table5.B2" office:value-type="string">
            <text:p text:style-name="Table_20_Contents">TR-069</text:p>
          </table:table-cell>
          <table:table-cell table:style-name="Table5.C2" office:value-type="string">
            <text:p text:style-name="Table_20_Contents">Inspect xaps-tr069.log and xaps-tr069-event.log (log files are found in working directory of the application server: /opt/jboss/bin)</text:p>
          </table:table-cell>
        </table:table-row>
        <table:table-row>
          <table:table-cell table:style-name="Table5.A2" office:value-type="float" office:value="5">
            <text:p text:style-name="Table_20_Contents">5</text:p>
          </table:table-cell>
          <table:table-cell table:style-name="Table5.B2" office:value-type="string">
            <text:p text:style-name="Table_20_Contents">Web</text:p>
          </table:table-cell>
          <table:table-cell table:style-name="Table5.C2" office:value-type="string">
            <text:p text:style-name="Table_20_Contents">Log in and search for the unit using the MAC address of the device. You should see that some parameters are read from the device. You're now ready to start provisioning.</text:p>
          </table:table-cell>
        </table:table-row>
      </table:table>
      <text:list xml:id="list554824575" text:continue-numbering="true" text:style-name="Heading_20_Numbering">
        <text:list-item>
          <text:list>
            <text:list-item>
              <text:h text:style-name="P6" text:outline-level="2"><text:bookmark-start text:name="__RefHeading__8726_316249068"/>Alternative I<text:bookmark-end text:name="__RefHeading__8726_316249068"/></text:h>
            </text:list-item>
          </text:list>
        </text:list-item>
      </text:list>
      <text:p text:style-name="Text_20_body">In case you will not set "discovery.mode" to "true", as in step 1, you must do it all manually. You must then create a Unit Type, setting it to a TR-069 protocol. The other settings for Unit Type creation doesn't matter. Then create a Profile as part of this new Unit Type. The Profile is just a name/container for Units. Lastly create a Unit. The Unit id must be the same as the unit id specified in the Device (ofter called "ACS-Username" in the Web Gui of the device). Furthermore you must create a Unit Parameter Value for "System.X_OWERA-COM.Secret" and specify the ACS-Password found in the device. Then continue from step 2 above.</text:p>
      <text:list xml:id="list1472848109" text:continue-numbering="true" text:style-name="Heading_20_Numbering">
        <text:list-item>
          <text:list>
            <text:list-item>
              <text:h text:style-name="P6" text:outline-level="2"><text:bookmark-start text:name="__RefHeading__8728_316249068"/>Alternative II<text:bookmark-end text:name="__RefHeading__8728_316249068"/></text:h>
            </text:list-item>
          </text:list>
        </text:list-item>
      </text:list>
      <text:p text:style-name="Text_20_body">Construct a SOAP-client which can communicate with FreeACS WebService interface. Complete the steps in alternative I using the SOAP-client. The client must be provided with information about Unit Ids and the ACS-passwords. </text:p>
      <text:list xml:id="list1418351418" text:continue-numbering="true" text:style-name="Heading_20_Numbering">
        <text:list-item>
          <text:list>
            <text:list-item>
              <text:h text:style-name="P6" text:outline-level="2"><text:bookmark-start text:name="__RefHeading__8730_316249068"/>Alternative III<text:bookmark-end text:name="__RefHeading__8730_316249068"/></text:h>
            </text:list-item>
          </text:list>
        </text:list-item>
      </text:list>
      <text:p text:style-name="Text_20_body">If you buy Pingcom device, you may set up an agreement for using FreeACS Staging Server. In this case, the units will be automatically registered on your FreeACS server once you buy the Pingcom devices. </text:p>
      <text:list xml:id="list1906777368" text:continue-numbering="true" text:style-name="Heading_20_Numbering">
        <text:list-item>
          <text:h text:style-name="P4" text:outline-level="1"><text:bookmark-start text:name="__RefHeading__8732_316249068"/>Simple provisioning<text:bookmark-end text:name="__RefHeading__8732_316249068"/></text:h>
        </text:list-item>
      </text:list>
      <text:p text:style-name="Text_20_body">Simple provisioning is about how to set a parameter in FreeACS and get it provisioned to the device as soon as possible.</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Step</text:p>
          </table:table-cell>
          <table:table-cell table:style-name="Table4.A1" office:value-type="string">
            <text:p text:style-name="Table_20_Heading">Module/Entity</text:p>
          </table:table-cell>
          <table:table-cell table:style-name="Table4.C1" office:value-type="string">
            <text:p text:style-name="Table_20_Heading">Operation</text:p>
          </table:table-cell>
        </table:table-row>
        <table:table-row>
          <table:table-cell table:style-name="Table4.A2" office:value-type="float" office:value="1">
            <text:p text:style-name="Table_20_Contents">1</text:p>
          </table:table-cell>
          <table:table-cell table:style-name="Table4.B2" office:value-type="string">
            <text:p text:style-name="Table_20_Contents">Web</text:p>
          </table:table-cell>
          <table:table-cell table:style-name="Table4.C2" office:value-type="string">
            <text:p text:style-name="Table_20_Contents">Look up the Unit you want to provision. Clik on the device and locate the "Unit Configuration" page. Set a parameter value (you need to click on the create-checkbox). Make sure this parameter has the RW flag set. Press the "Update parameters" button.</text:p>
          </table:table-cell>
        </table:table-row>
        <table:table-row>
          <table:table-cell table:style-name="Table4.A2" office:value-type="float" office:value="2">
            <text:p text:style-name="Table_20_Contents">2</text:p>
          </table:table-cell>
          <table:table-cell table:style-name="Table4.B2" office:value-type="string">
            <text:p text:style-name="Table_20_Contents">Device</text:p>
          </table:table-cell>
          <table:table-cell table:style-name="Table4.C2" office:value-type="string">
            <text:p text:style-name="Table_20_Contents">Restart the device or wait until the device will provision again. Default provisioning interval is usually 24h.</text:p>
          </table:table-cell>
        </table:table-row>
        <table:table-row>
          <table:table-cell table:style-name="Table4.A2" office:value-type="float" office:value="3">
            <text:p text:style-name="Table_20_Contents">3</text:p>
          </table:table-cell>
          <table:table-cell table:style-name="Table4.B2" office:value-type="string">
            <text:p text:style-name="Table_20_Contents">Device</text:p>
          </table:table-cell>
          <table:table-cell table:style-name="Table4.C2" office:value-type="string">
            <text:p text:style-name="Table_20_Contents">Log into the web interface and inspect the change of the parameter. </text:p>
          </table:table-cell>
        </table:table-row>
        <table:table-row>
          <table:table-cell table:style-name="Table4.A2" office:value-type="float" office:value="4">
            <text:p text:style-name="Table_20_Contents">4</text:p>
          </table:table-cell>
          <table:table-cell table:style-name="Table4.B2" office:value-type="string">
            <text:p text:style-name="Table_20_Contents">Web</text:p>
          </table:table-cell>
          <table:table-cell table:style-name="Table4.C2" office:value-type="string">
            <text:p text:style-name="Table_20_Contents">Check the Unit dashboard to confirm that the device has indeed been in contact with the server.</text:p>
          </table:table-cell>
        </table:table-row>
      </table:table>
      <text:list xml:id="list1222254025" text:continue-numbering="true" text:style-name="Heading_20_Numbering">
        <text:list-item>
          <text:list>
            <text:list-item>
              <text:h text:style-name="P6" text:outline-level="2"><text:bookmark-start text:name="__RefHeading__1595_1523170803"/>Connect to the device from the server<text:bookmark-end text:name="__RefHeading__1595_1523170803"/></text:h>
            </text:list-item>
          </text:list>
        </text:list-item>
      </text:list>
      <text:p text:style-name="Text_20_body">The device can be reached from the server and a provisioning can be initiated immediately (the server performs a "kick", to kick-start the normal provisioning cycle), making a restart of the device unnecessary (step 2). Depending upon the connection status of the device, parameters have to be read/written from/to the device</text:p>
      <text:list xml:id="list314022168" text:continue-numbering="true" text:style-name="Heading_20_Numbering">
        <text:list-item>
          <text:list>
            <text:list-item>
              <text:list>
                <text:list-item>
                  <text:h text:style-name="P10" text:outline-level="3"><text:bookmark-start text:name="__RefHeading__1597_1523170803"/>Public IP<text:bookmark-end text:name="__RefHeading__1597_1523170803"/></text:h>
                </text:list-item>
              </text:list>
            </text:list-item>
          </text:list>
        </text:list-item>
      </text:list>
      <text:p text:style-name="Text_20_body">If the device is on public IP (directly connect to the Internet) the following parameters must be read:</text:p>
      <text:list xml:id="list5583316492247718507" text:style-name="L1">
        <text:list-item>
          <text:p text:style-name="P7">InternetGatewayDevice.ManagementServer.ConnectionRequestURL</text:p>
        </text:list-item>
      </text:list>
      <text:p text:style-name="Text_20_body">A suggestion is to specify the Unit Type Flag to include "AR" (= Always Read). If this parameter is known, the server will try to contact the device using this URL. The device may also require password/username to allow a connection.</text:p>
      <text:list xml:id="list216627016" text:continue-numbering="true" text:style-name="L1">
        <text:list-item>
          <text:p text:style-name="P7">InternetGatewayDevice.ManagementServer.ConnectionRequestPassword</text:p>
        </text:list-item>
        <text:list-item>
          <text:p text:style-name="P7">InternetGatewayDevice.ManagementServer.ConnectionRequestUsername</text:p>
        </text:list-item>
      </text:list>
      <text:p text:style-name="Text_20_body">These parameters are set from the server.</text:p>
      <text:h text:style-name="Heading_20_3" text:outline-level="3"><text:bookmark-start text:name="__RefHeading__1599_1523170803"/>Local IP (behind a NAT-Gatway)<text:bookmark-end text:name="__RefHeading__1599_1523170803"/></text:h>
      <text:p text:style-name="Text_20_body">If the device is on local IP (behind a NAT-Gateway), the following parameter must be read:</text:p>
      <text:list xml:id="list1509443015" text:continue-numbering="true" text:style-name="L1">
        <text:list-item>
          <text:p text:style-name="P7">InternetGatewayDevice.ManagementServer.UDPConnectionRequestAddress</text:p>
        </text:list-item>
      </text:list>
      <text:p text:style-name="Text_20_body">If you cannot find this parameter in the device, it's most likely because it doesn't support TR-111, part II. If you find it, you must also specify a host of other parameters, to point to the STUN-server.</text:p>
      <text:list xml:id="list5604013839527439906" text:style-name="L2">
        <text:list-item>
          <text:p text:style-name="P8">InternetGatewayDevice.ManagementServer.<text:bookmark text:name="D.Device.ManagementServer.STUNEnable"/>STUNEnable </text:p>
        </text:list-item>
        <text:list-item>
          <text:p text:style-name="P8">InternetGatewayDevice.ManagementServer.<text:bookmark text:name="D.Device.ManagementServer.STUNServerAddress"/>STUNServerAddress </text:p>
        </text:list-item>
        <text:list-item>
          <text:p text:style-name="P8">InternetGatewayDevice.ManagementServer.<text:bookmark text:name="D.Device.ManagementServer.STUNServerPort"/>STUNServerPort </text:p>
        </text:list-item>
      </text:list>
      <text:p text:style-name="Text_20_body">These parameters must point to the FreeACS STUN-server. Make sure that the STUN-server is setup correctly and was able to bind to the server-port.</text:p>
      <text:list xml:id="list1510886444" text:continue-list="list314022168" text:style-name="Heading_20_Numbering">
        <text:list-item>
          <text:list>
            <text:list-item>
              <text:h text:style-name="P6" text:outline-level="2"><text:bookmark-start text:name="__RefHeading__8734_316249068"/>Alternative I (Inspection Mode)<text:bookmark-end text:name="__RefHeading__8734_316249068"/></text:h>
            </text:list-item>
          </text:list>
        </text:list-item>
      </text:list>
      <text:p text:style-name="Text_20_body">The idea of Inspection mode is to 'inspect' or 'debug' the device. The usual scenario is that only a small subset of parameters are provisioned. However, you may specify the Unit Type Parameter Flag 'I' (=Inspection) on those parameters that you want to inspect in special cases. The good thing is that you do not have to <text:soft-page-break/>provision more parameters than necessary (which lowers the performance) , but can still have access to interesting data from the device upon Inspection.</text:p>
      <text:p text:style-name="Text_20_body">When the connect parameters are set up properly, we can try a provisioning without using restart. Go to Unit Configuration of the device (in Web) and locate and set the radio button for "Inspection Mode". In this mode, the device will connect to the server. You may now write changes to the device just by changing parameters and then press a button for "Write changes". You may also inspect changes on the device (for parameters with the R(ead) only and I(nspection) flag set) - just press the button for "Read from device". </text:p>
      <text:list xml:id="list2051520325" text:continue-numbering="true" text:style-name="Heading_20_Numbering">
        <text:list-item>
          <text:list>
            <text:list-item>
              <text:h text:style-name="P6" text:outline-level="2"><text:bookmark-start text:name="__RefHeading__8736_316249068"/>Alternative II (Kick)<text:bookmark-end text:name="__RefHeading__8736_316249068"/></text:h>
            </text:list-item>
          </text:list>
        </text:list-item>
      </text:list>
      <text:p text:style-name="Text_20_body">The idea of Kick is simply to initiate a regular provisioning, without the rigour of Inspection Mode. Locate Unit Configuration in the Web, and find the radio button marked "Kick". The device should connect to the server within 30 seconds.</text:p>
      <text:list xml:id="list461147151" text:continue-numbering="true" text:style-name="Heading_20_Numbering">
        <text:list-item>
          <text:h text:style-name="P4" text:outline-level="1"><text:bookmark-start text:name="__RefHeading__8738_316249068"/>Advanced provisioning<text:bookmark-end text:name="__RefHeading__8738_316249068"/></text:h>
        </text:list-item>
      </text:list>
      <text:p text:style-name="Text_20_body">Advanced provisioning is about Groups and Jobs. The idea is to control precisely which devices are changed, and to control the progress of that change. </text:p>
      <text:list xml:id="list538533815" text:continue-numbering="true" text:style-name="Heading_20_Numbering">
        <text:list-item>
          <text:list>
            <text:list-item>
              <text:h text:style-name="P6" text:outline-level="2"><text:bookmark-start text:name="__RefHeading__8740_316249068"/>Group<text:bookmark-end text:name="__RefHeading__8740_316249068"/></text:h>
            </text:list-item>
          </text:list>
        </text:list-item>
      </text:list>
      <text:p text:style-name="Text_20_body">A group is essentially a search. A group can then be used to define a set of devices. This set may change every minute, depending upon the changes in FreeACS and the parameters stored every minute. What we want to do is to make a group that defines one single unit (for the purpose of demonstration).</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Step</text:p>
          </table:table-cell>
          <table:table-cell table:style-name="Table6.A1" office:value-type="string">
            <text:p text:style-name="Table_20_Heading">Module/Entity</text:p>
          </table:table-cell>
          <table:table-cell table:style-name="Table6.C1" office:value-type="string">
            <text:p text:style-name="Table_20_Heading">Operation</text:p>
          </table:table-cell>
        </table:table-row>
        <table:table-row>
          <table:table-cell table:style-name="Table6.A2" office:value-type="float" office:value="1">
            <text:p text:style-name="Table_20_Contents">1</text:p>
          </table:table-cell>
          <table:table-cell table:style-name="Table6.B2" office:value-type="string">
            <text:p text:style-name="Table_20_Contents">Web</text:p>
          </table:table-cell>
          <table:table-cell table:style-name="Table6.C2" office:value-type="string">
            <text:p text:style-name="Table_20_Contents">Make a group, choose default values.</text:p>
          </table:table-cell>
        </table:table-row>
        <table:table-row>
          <table:table-cell table:style-name="Table6.A2" office:value-type="float" office:value="2">
            <text:p text:style-name="Table_20_Contents">2</text:p>
          </table:table-cell>
          <table:table-cell table:style-name="Table6.B2" office:value-type="string">
            <text:p text:style-name="Table_20_Contents">Web </text:p>
          </table:table-cell>
          <table:table-cell table:style-name="Table6.C2" office:value-type="string">
            <text:p text:style-name="Table_20_Contents">Make a group parameter. This parameter must uniquely identify one single device. (ex: SerialNumber/MAC/IP/Seceret)</text:p>
          </table:table-cell>
        </table:table-row>
        <table:table-row>
          <table:table-cell table:style-name="Table6.A2" office:value-type="float" office:value="3">
            <text:p text:style-name="Table_20_Contents">3</text:p>
          </table:table-cell>
          <table:table-cell table:style-name="Table6.B2" office:value-type="string">
            <text:p text:style-name="Table_20_Contents">Web</text:p>
          </table:table-cell>
          <table:table-cell table:style-name="Table6.C2" office:value-type="string">
            <text:p text:style-name="Table_20_Contents">Check current size of the group, it should be 1. Also click on the link "Search for units that matches" to confirm that it is indeed the device you had in mind.</text:p>
          </table:table-cell>
        </table:table-row>
      </table:table>
      <text:list xml:id="list1338574086" text:continue-numbering="true" text:style-name="Heading_20_Numbering">
        <text:list-item>
          <text:list>
            <text:list-item>
              <text:h text:style-name="P6" text:outline-level="2"><text:bookmark-start text:name="__RefHeading__8742_316249068"/>Job<text:bookmark-end text:name="__RefHeading__8742_316249068"/></text:h>
            </text:list-item>
          </text:list>
        </text:list-item>
      </text:list>
      <text:p text:style-name="Text_20_body">A Job tells what to do with a certain Group. A Job can also be assigned certain stop rules to control the progress of the change. </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Step</text:p>
          </table:table-cell>
          <table:table-cell table:style-name="Table7.A1" office:value-type="string">
            <text:p text:style-name="Table_20_Heading">Module/Entity</text:p>
          </table:table-cell>
          <table:table-cell table:style-name="Table7.C1" office:value-type="string">
            <text:p text:style-name="Table_20_Heading">Operation</text:p>
          </table:table-cell>
        </table:table-row>
        <table:table-row>
          <table:table-cell table:style-name="Table7.A2" office:value-type="float" office:value="1">
            <text:p text:style-name="Table_20_Contents">1</text:p>
          </table:table-cell>
          <table:table-cell table:style-name="Table7.B2" office:value-type="string">
            <text:p text:style-name="Table_20_Contents">Web</text:p>
          </table:table-cell>
          <table:table-cell table:style-name="Table7.C2" office:value-type="string">
            <text:p text:style-name="Table_20_Contents">Make a job. Select the group you just made. Select "Any software version" Set job type to CONFIG.</text:p>
          </table:table-cell>
        </table:table-row>
        <table:table-row>
          <table:table-cell table:style-name="Table7.A2" office:value-type="float" office:value="2">
            <text:p text:style-name="Table_20_Contents">2</text:p>
          </table:table-cell>
          <table:table-cell table:style-name="Table7.B2" office:value-type="string">
            <text:p text:style-name="Table_20_Contents">Web</text:p>
          </table:table-cell>
          <table:table-cell table:style-name="Table7.C2" office:value-type="string">
            <text:p text:style-name="Table_20_Contents">Change job by adding a stop rule. The rule must be designed to stop the job if any failure occurs.</text:p>
          </table:table-cell>
        </table:table-row>
        <table:table-row>
          <table:table-cell table:style-name="Table7.A2" office:value-type="float" office:value="3">
            <text:p text:style-name="Table_20_Contents">3</text:p>
          </table:table-cell>
          <table:table-cell table:style-name="Table7.B2" office:value-type="string">
            <text:p text:style-name="Table_20_Contents">Web</text:p>
          </table:table-cell>
          <table:table-cell table:style-name="Table7.C2" office:value-type="string">
            <text:p text:style-name="Table_20_Contents">Make a job parameter. Choose an RW-parameter of no particular interest (perhaps "ProvisioningCode") and set this parameter to a value of your choice.</text:p>
          </table:table-cell>
        </table:table-row>
        <table:table-row>
          <table:table-cell table:style-name="Table7.A2" office:value-type="float" office:value="4">
            <text:p text:style-name="Table_20_Contents">4</text:p>
          </table:table-cell>
          <table:table-cell table:style-name="Table7.B2" office:value-type="string">
            <text:p text:style-name="Table_20_Contents">Web</text:p>
          </table:table-cell>
          <table:table-cell table:style-name="Table7.C2" office:value-type="string">
            <text:p text:style-name="Table_20_Contents">Start the job</text:p>
          </table:table-cell>
        </table:table-row>
        <table:table-row>
          <table:table-cell table:style-name="Table7.A2" office:value-type="float" office:value="5">
            <text:p text:style-name="Table_20_Contents">5</text:p>
          </table:table-cell>
          <table:table-cell table:style-name="Table7.B2" office:value-type="string">
            <text:p text:style-name="Table_20_Contents">Device</text:p>
          </table:table-cell>
          <table:table-cell table:style-name="Table7.C2" office:value-type="string">
            <text:p text:style-name="Table_20_Contents">Restart the device (or kick device from server, see 4.3)</text:p>
          </table:table-cell>
        </table:table-row>
        <table:table-row>
          <table:table-cell table:style-name="Table7.A2" office:value-type="float" office:value="6">
            <text:p text:style-name="Table_20_Contents">6</text:p>
          </table:table-cell>
          <table:table-cell table:style-name="Table7.B2" office:value-type="string">
            <text:p text:style-name="Table_20_Contents">Web</text:p>
          </table:table-cell>
          <table:table-cell table:style-name="Table7.C2" office:value-type="string">
            <text:p text:style-name="Table_20_Contents">Check job status and job counters.</text:p>
          </table:table-cell>
        </table:table-row>
      </table:table>
      <text:list xml:id="list775087305" text:continue-numbering="true" text:style-name="Heading_20_Numbering">
        <text:list-item>
          <text:list>
            <text:list-item>
              <text:h text:style-name="P6" text:outline-level="2"><text:bookmark-start text:name="__RefHeading__8744_316249068"/>Alternative I<text:bookmark-end text:name="__RefHeading__8744_316249068"/></text:h>
            </text:list-item>
          </text:list>
        </text:list-item>
      </text:list>
      <text:p text:style-name="Text_20_body">Instead of using a parameter like SerialNumber or Secret to uniquely identify a unit in the Group chapter, you can create your own special parameter. To do so, simply create a new Unit Type Parameter with the name</text:p>
      <text:list xml:id="list15056360993234831" text:style-name="List_20_1">
        <text:list-item>
          <text:p text:style-name="P13">System.X_YOURCOMP-COM.ASpecialParameter</text:p>
        </text:list-item>
      </text:list>
      <text:p text:style-name="Text_20_body">Then specify a unique value for this parameter on the unit. Lastly, change the Group parameter to match this parameter and the unit value.</text:p>
      <text:p text:style-name="Text_20_body">This shows how you can customize parameter to fit your set of groups.</text:p>
      <text:list xml:id="list417096394" text:continue-list="list775087305" text:style-name="Heading_20_Numbering">
        <text:list-item>
          <text:list>
            <text:list-item>
              <text:h text:style-name="P6" text:outline-level="2"><text:bookmark-start text:name="__RefHeading__8746_316249068"/>Exercises<text:bookmark-end text:name="__RefHeading__8746_316249068"/></text:h>
            </text:list-item>
          </text:list>
        </text:list-item>
      </text:list>
      <text:list xml:id="list6926512129395530569" text:style-name="Numbering_20_1">
        <text:list-item>
          <text:p text:style-name="P9">Add three dummy softwares to the system, going from version 1 to 3. Then set up Jobs to ensure that all Units within this Unit Type is upgraded from v1 to v2 to v3. You don't have to start the job.</text:p>
        </text:list-item>
        <text:list-item>
          <text:p text:style-name="P9">Change the previously added jobs to stop if one Unit does not respond 100 seconds after an upgrade.</text:p>
        </text:list-item>
        <text:list-item>
          <text:p text:style-name="P9">Change the order of the job execution, so that all device are downgraded from v3 to v2 to v1, without deleting the jobs or creating new jobs.</text:p>
        </text:list-item>
        <text:list-item>
          <text:p text:style-name="P9"><text:soft-page-break/>Make a repeatable job that runs once every week. This job should set the parameter "System.X_OWERA-COM.Debug" to 0.</text:p>
        </text:list-item>
      </text:list>
      <text:p text:style-name="Standard"/>
      <text:list xml:id="list1342301447" text:continue-list="list417096394" text:style-name="Heading_20_Numbering">
        <text:list-item>
          <text:h text:style-name="P4" text:outline-level="1"><text:bookmark-start text:name="__RefHeading__8933_316249068"/>Syslog - mostly if Pingcom devices are used<text:bookmark-end text:name="__RefHeading__8933_316249068"/></text:h>
        </text:list-item>
      </text:list>
      <text:p text:style-name="Text_20_body">Syslog is a standard within the Unix/Linux world, and FreeACS takes advantage of this concept. Both the devices and the server modules can be set up to log into the FreeACS Syslog server. We can use syslog to investigate/debug/analyze our deployment.</text:p>
      <text:list xml:id="list1981791404" text:continue-numbering="true" text:style-name="Heading_20_Numbering">
        <text:list-item>
          <text:list>
            <text:list-item>
              <text:h text:style-name="P6" text:outline-level="2"><text:bookmark-start text:name="__RefHeading__8935_316249068"/>See syslog from device &amp; server<text:bookmark-end text:name="__RefHeading__8935_316249068"/></text:h>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Heading">Step</text:p>
          </table:table-cell>
          <table:table-cell table:style-name="Table8.A1" office:value-type="string">
            <text:p text:style-name="Table_20_Heading">Module/Entity</text:p>
          </table:table-cell>
          <table:table-cell table:style-name="Table8.C1" office:value-type="string">
            <text:p text:style-name="Table_20_Heading">Operation</text:p>
          </table:table-cell>
        </table:table-row>
        <table:table-row>
          <table:table-cell table:style-name="Table8.A2" office:value-type="float" office:value="1">
            <text:p text:style-name="Table_20_Contents">1</text:p>
          </table:table-cell>
          <table:table-cell table:style-name="Table8.B2" office:value-type="string">
            <text:p text:style-name="Table_20_Contents">Device</text:p>
          </table:table-cell>
          <table:table-cell table:style-name="Table8.C2" office:value-type="string">
            <text:p text:style-name="Table_20_Contents">Log in to the web interface (or any other interface) and locate the syslog settings. Make sure you specify the correct IP-address of the FreeACS Syslog server and set the port to 9116 (the default syslog port in FreeACS). If possible also specify log level to "debug". </text:p>
          </table:table-cell>
        </table:table-row>
        <table:table-row>
          <table:table-cell table:style-name="Table8.A2" office:value-type="float" office:value="2">
            <text:p text:style-name="Table_20_Contents">2</text:p>
          </table:table-cell>
          <table:table-cell table:style-name="Table8.B2" office:value-type="string">
            <text:p text:style-name="Table_20_Contents">Syslog</text:p>
          </table:table-cell>
          <table:table-cell table:style-name="Table8.C2" office:value-type="string">
            <text:p text:style-name="Table_20_Contents">Open the propertyfile "xaps-syslog-logs.properties". Locate the setting "log.Messages" and set it to "debug, MESSAGES". Wait min. 30 sec. The run a command to tail the log file "xaps-syslog-messages.log" (tail -f). Restart the device to trigger some messages, you should see some activity in the console. </text:p>
          </table:table-cell>
        </table:table-row>
        <table:table-row>
          <table:table-cell table:style-name="Table8.A2" office:value-type="float" office:value="3">
            <text:p text:style-name="Table_20_Contents">3</text:p>
          </table:table-cell>
          <table:table-cell table:style-name="Table8.B2" office:value-type="string">
            <text:p text:style-name="Table_20_Contents">Syslog</text:p>
          </table:table-cell>
          <table:table-cell table:style-name="Table8.C2" office:value-type="string">
            <text:p text:style-name="Table_20_Contents">The message may include MAC-address as part of the message. If it does, update (if necessary) the propertyfile xaps-syslog.properties with "mac-regex-pattern.&lt;idx&gt;" properties. </text:p>
            <text:p text:style-name="Table_20_Contents">This will ensure that the syslog messages will be connected to the correct device, since MAC information is available in the FreeACS database.</text:p>
            <text:p text:style-name="Table_20_Contents">If no MAC is available, the server will try to connect the syslog messages with the units in the database, based on IP address match. </text:p>
          </table:table-cell>
        </table:table-row>
        <table:table-row>
          <table:table-cell table:style-name="Table8.A2" office:value-type="float" office:value="4">
            <text:p text:style-name="Table_20_Contents">4</text:p>
          </table:table-cell>
          <table:table-cell table:style-name="Table8.B2" office:value-type="string">
            <text:p text:style-name="Table_20_Contents">Web</text:p>
          </table:table-cell>
          <table:table-cell table:style-name="Table8.C2" office:value-type="string">
            <text:p text:style-name="Table_20_Contents">On the Unit Configuration page, click on the link "Last 100 entries from syslog". You should now see the syslog messages from the device.</text:p>
          </table:table-cell>
        </table:table-row>
        <table:table-row>
          <table:table-cell table:style-name="Table8.A2" office:value-type="float" office:value="5">
            <text:p text:style-name="Table_20_Contents">5</text:p>
          </table:table-cell>
          <table:table-cell table:style-name="Table8.B2" office:value-type="string">
            <text:p text:style-name="Table_20_Contents">TR-069</text:p>
          </table:table-cell>
          <table:table-cell table:style-name="Table8.C2" office:value-type="string">
            <text:p text:style-name="Table_20_Contents">In the propertyfile "xaps-tr069-logs.properties" you may locate the setting: "com.owera". Set it to "debug, TR069, SYSLOG". You should now, after a maximum of 30 seconds delay, see activity from the TR-069 Server in the syslog page of Web. You might need to restart the device to see some activity. The messages will not be shown in the tail of xaps-syslog-messages.log, because the messages are written directly to the syslog table.</text:p>
          </table:table-cell>
        </table:table-row>
      </table:table>
      <text:list xml:id="list1554321815" text:continue-numbering="true" text:style-name="Heading_20_Numbering">
        <text:list-item>
          <text:list>
            <text:list-item>
              <text:h text:style-name="P6" text:outline-level="2"><text:bookmark-start text:name="__RefHeading__8937_316249068"/>Syslog filter<text:bookmark-end text:name="__RefHeading__8937_316249068"/></text:h>
            </text:list-item>
          </text:list>
        </text:list-item>
      </text:list>
      <table:table table:name="Table9" table:style-name="Table9">
        <table:table-column table:style-name="Table9.A"/>
        <table:table-column table:style-name="Table9.B"/>
        <table:table-column table:style-name="Table9.C"/>
        <table:table-row>
          <table:table-cell table:style-name="Table9.A1" office:value-type="string">
            <text:p text:style-name="Table_20_Heading">Step</text:p>
          </table:table-cell>
          <table:table-cell table:style-name="Table9.A1" office:value-type="string">
            <text:p text:style-name="Table_20_Heading">Module/Entity</text:p>
          </table:table-cell>
          <table:table-cell table:style-name="Table9.C1" office:value-type="string">
            <text:p text:style-name="Table_20_Heading">Operation</text:p>
          </table:table-cell>
        </table:table-row>
        <table:table-row>
          <table:table-cell table:style-name="Table9.A2" office:value-type="float" office:value="1">
            <text:p text:style-name="Table_20_Contents">1</text:p>
          </table:table-cell>
          <table:table-cell table:style-name="Table9.B2" office:value-type="string">
            <text:p text:style-name="Table_20_Contents">Web</text:p>
          </table:table-cell>
          <table:table-cell table:style-name="Table9.C2" office:value-type="string">
            <text:p text:style-name="Table_20_Contents">Click on "Advanced" in the Syslog search page. Set Facility to "TR-069". You should now see the messages from the server only.</text:p>
          </table:table-cell>
        </table:table-row>
        <table:table-row>
          <table:table-cell table:style-name="Table9.A2" office:value-type="float" office:value="2">
            <text:p text:style-name="Table_20_Contents">2</text:p>
          </table:table-cell>
          <table:table-cell table:style-name="Table9.B2" office:value-type="string">
            <text:p text:style-name="Table_20_Contents">Web</text:p>
          </table:table-cell>
          <table:table-cell table:style-name="Table9.C2" office:value-type="string">
            <text:p text:style-name="Table_20_Contents">Change the Severity level filer to show Error and Warning only. You should now see the warnings and errors from the server (if any).</text:p>
          </table:table-cell>
        </table:table-row>
      </table:table>
      <text:list xml:id="list1097355479" text:continue-numbering="true" text:style-name="Heading_20_Numbering">
        <text:list-item>
          <text:list>
            <text:list-item>
              <text:h text:style-name="P6" text:outline-level="2"><text:bookmark-start text:name="__RefHeading__8939_316249068"/>Syslog Event<text:bookmark-end text:name="__RefHeading__8939_316249068"/></text:h>
            </text:list-item>
          </text:list>
        </text:list-item>
      </text:list>
      <text:p text:style-name="Text_20_body">Let's assume that the filtering above showed a large number of syslog warning messages with the content: "gw: Blocked". We would like the syslog server to drop these messages, because they are so frequent and because they do not give us a lot of necessary or interesting information.</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Step</text:p>
          </table:table-cell>
          <table:table-cell table:style-name="Table10.A1" office:value-type="string">
            <text:p text:style-name="Table_20_Heading">Module/Entity</text:p>
          </table:table-cell>
          <table:table-cell table:style-name="Table10.C1" office:value-type="string">
            <text:p text:style-name="Table_20_Heading">Operation</text:p>
          </table:table-cell>
        </table:table-row>
        <table:table-row>
          <table:table-cell table:style-name="Table10.A2" office:value-type="float" office:value="1">
            <text:p text:style-name="Table_20_Contents">1</text:p>
          </table:table-cell>
          <table:table-cell table:style-name="Table10.B2" office:value-type="string">
            <text:p text:style-name="Table_20_Contents">Web</text:p>
          </table:table-cell>
          <table:table-cell table:style-name="Table10.C1" office:value-type="string">
            <text:p text:style-name="Table_20_Contents">Locate the Syslog Event page under Unit Type Actions. Create a Syslog Event with the EventId set to 2000 and the expression set to "gw: Blocked" (or another phrase that has occurred several times in the syslog messages - you may use regular expressions). The task must be DISCARD. Delete limit should be 0.</text:p>
          </table:table-cell>
        </table:table-row>
        <text:soft-page-break/>
        <table:table-row>
          <table:table-cell table:style-name="Table10.A2" office:value-type="float" office:value="2">
            <text:p text:style-name="Table_20_Contents">2</text:p>
          </table:table-cell>
          <table:table-cell table:style-name="Table10.B2" office:value-type="string">
            <text:p text:style-name="Table_20_Contents">Web</text:p>
          </table:table-cell>
          <table:table-cell table:style-name="Table10.C3" office:value-type="string">
            <text:p text:style-name="Table_20_Contents">Inspect syslog page to see that the Syslog Event has taken effect </text:p>
          </table:table-cell>
        </table:table-row>
        <table:table-row>
          <table:table-cell table:style-name="Table10.A2" office:value-type="float" office:value="3">
            <text:p text:style-name="Table_20_Contents">3</text:p>
          </table:table-cell>
          <table:table-cell table:style-name="Table10.B2" office:value-type="string">
            <text:p text:style-name="Table_20_Contents">Web</text:p>
          </table:table-cell>
          <table:table-cell table:style-name="Table10.C3" office:value-type="string">
            <text:p text:style-name="Table_20_Contents">Change the Syslog Event to task DUCT. Set timeout value to 1 (minute). This task tells the syslog server to lookout for Duplicate UnitId &amp; Content and save to syslog every Timeout minutes. In other words, you should now see a summary of equal messages every minute.</text:p>
          </table:table-cell>
        </table:table-row>
        <table:table-row>
          <table:table-cell table:style-name="Table10.A2" office:value-type="float" office:value="4">
            <text:p text:style-name="Table_20_Contents">4</text:p>
          </table:table-cell>
          <table:table-cell table:style-name="Table10.B2" office:value-type="string">
            <text:p text:style-name="Table_20_Contents">Web</text:p>
          </table:table-cell>
          <table:table-cell table:style-name="Table10.C3" office:value-type="string">
            <text:p text:style-name="Table_20_Contents">Make a new Syslog Event, set EventId to 3000. The expression should be "sip" and the task should be STORE. Change the delete limit to 100. This will override the delete limit specified for messages containing "sip" and set it to 100 days. Check xaps-core.properties to view the default deletion limits based on severity.</text:p>
          </table:table-cell>
        </table:table-row>
      </table:table>
      <text:list xml:id="list512824397" text:continue-numbering="true" text:style-name="Heading_20_Numbering">
        <text:list-item>
          <text:h text:style-name="P4" text:outline-level="1"><text:bookmark-start text:name="__RefHeading__8941_316249068"/>Reports - requires the "Report certificate"<text:bookmark-end text:name="__RefHeading__8941_316249068"/></text:h>
          <text:list>
            <text:list-item>
              <text:h text:style-name="P6" text:outline-level="2"><text:bookmark-start text:name="__RefHeading__8943_316249068"/>Unit Report<text:bookmark-end text:name="__RefHeading__8943_316249068"/></text:h>
            </text:list-item>
          </text:list>
        </text:list-item>
      </text:list>
      <text:p text:style-name="Text_20_body">This report is default and provides a simple starting point for our "Report Tour".</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Step</text:p>
          </table:table-cell>
          <table:table-cell table:style-name="Table11.A1" office:value-type="string">
            <text:p text:style-name="Table_20_Heading">Module/Entity</text:p>
          </table:table-cell>
          <table:table-cell table:style-name="Table11.C1" office:value-type="string">
            <text:p text:style-name="Table_20_Heading">Operation</text:p>
          </table:table-cell>
        </table:table-row>
        <table:table-row>
          <table:table-cell table:style-name="Table11.A2" office:value-type="float" office:value="1">
            <text:p text:style-name="Table_20_Contents">1</text:p>
          </table:table-cell>
          <table:table-cell table:style-name="Table11.B2" office:value-type="string">
            <text:p text:style-name="Table_20_Contents">Web</text:p>
          </table:table-cell>
          <table:table-cell table:style-name="Table11.C2" office:value-type="string">
            <text:p text:style-name="Table_20_Contents">Locate the Report menu choice, and click on "XAPS reports" and "Unit". You should see a chart showing a few days and the unit count these days. </text:p>
          </table:table-cell>
        </table:table-row>
        <table:table-row>
          <table:table-cell table:style-name="Table11.A2" office:value-type="float" office:value="2">
            <text:p text:style-name="Table_20_Contents">2</text:p>
          </table:table-cell>
          <table:table-cell table:style-name="Table11.B2" office:value-type="string">
            <text:p text:style-name="Table_20_Contents">Web</text:p>
          </table:table-cell>
          <table:table-cell table:style-name="Table11.C2" office:value-type="string">
            <text:p text:style-name="Table_20_Contents">Click on "Advanced" and change period type to HOUR. Choose the check box "Status" and "SoftwareVersion". You should now see one line for each combination of provisioning status and software version. This should give you a quick overview of the provisioning status of your system.</text:p>
          </table:table-cell>
        </table:table-row>
      </table:table>
      <text:list xml:id="list1767851260" text:continue-numbering="true" text:style-name="Heading_20_Numbering">
        <text:list-item>
          <text:list>
            <text:list-item>
              <text:h text:style-name="P6" text:outline-level="2"><text:bookmark-start text:name="__RefHeading__8945_316249068"/>Syslog Report<text:bookmark-end text:name="__RefHeading__8945_316249068"/></text:h>
            </text:list-item>
          </text:list>
        </text:list-item>
      </text:list>
      <text:p text:style-name="Text_20_body">This report shows how we're able to use a top-down approach in our investigation for causes of syslog message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Step</text:p>
          </table:table-cell>
          <table:table-cell table:style-name="Table12.A1" office:value-type="string">
            <text:p text:style-name="Table_20_Heading">Module/Entity</text:p>
          </table:table-cell>
          <table:table-cell table:style-name="Table12.C1" office:value-type="string">
            <text:p text:style-name="Table_20_Heading">Operation</text:p>
          </table:table-cell>
        </table:table-row>
        <table:table-row>
          <table:table-cell table:style-name="Table12.A2" office:value-type="float" office:value="1">
            <text:p text:style-name="Table_20_Contents">1</text:p>
          </table:table-cell>
          <table:table-cell table:style-name="Table12.B2" office:value-type="string">
            <text:p text:style-name="Table_20_Contents">Web</text:p>
          </table:table-cell>
          <table:table-cell table:style-name="Table12.C2" office:value-type="string">
            <text:p text:style-name="Table_20_Contents">Locate the Report menu choice, and click on "Syslog reports" and "Syslog". You should see a chart showing a few days and the message count these days. </text:p>
          </table:table-cell>
        </table:table-row>
        <table:table-row>
          <table:table-cell table:style-name="Table12.A2" office:value-type="float" office:value="2">
            <text:p text:style-name="Table_20_Contents">2</text:p>
          </table:table-cell>
          <table:table-cell table:style-name="Table12.B2" office:value-type="string">
            <text:p text:style-name="Table_20_Contents">Web</text:p>
          </table:table-cell>
          <table:table-cell table:style-name="Table12.C2" office:value-type="string">
            <text:p text:style-name="Table_20_Contents">Click on "Advanced". Choose the check box "Severity" and "Facility". You should now see one line for each combination of severity and syslog producer. </text:p>
          </table:table-cell>
        </table:table-row>
        <table:table-row>
          <table:table-cell table:style-name="Table12.A2" office:value-type="float" office:value="3">
            <text:p text:style-name="Table_20_Contents">3</text:p>
          </table:table-cell>
          <table:table-cell table:style-name="Table12.B2" office:value-type="string">
            <text:p text:style-name="Table_20_Contents">Web</text:p>
          </table:table-cell>
          <table:table-cell table:style-name="Table12.C2" office:value-type="string">
            <text:p text:style-name="Table_20_Contents">An interesting aspect with Syslog reports, both this and Voip and others, are the ability to zoom into the data. Click on the the line coordinate which has the highest value and observe that period type shifts from DAY to HOUR and that the time period changes from many days to one single day.</text:p>
          </table:table-cell>
        </table:table-row>
        <table:table-row>
          <table:table-cell table:style-name="Table12.A2" office:value-type="float" office:value="4">
            <text:p text:style-name="Table_20_Contents">4</text:p>
          </table:table-cell>
          <table:table-cell table:style-name="Table12.B2" office:value-type="string">
            <text:p text:style-name="Table_20_Contents">Web</text:p>
          </table:table-cell>
          <table:table-cell table:style-name="Table12.C2" office:value-type="string">
            <text:p text:style-name="Table_20_Contents">Again, click on the line coordinate with the highest value. You should <text:s/>now see a list of devices with a message-count and error/warning-message-count. The time period has again changed to one single hour. </text:p>
          </table:table-cell>
        </table:table-row>
        <table:table-row>
          <table:table-cell table:style-name="Table12.A2" office:value-type="float" office:value="5">
            <text:p text:style-name="Table_20_Contents">5</text:p>
          </table:table-cell>
          <table:table-cell table:style-name="Table12.B2" office:value-type="string">
            <text:p text:style-name="Table_20_Contents">Web</text:p>
          </table:table-cell>
          <table:table-cell table:style-name="Table12.C2" office:value-type="string">
            <text:p text:style-name="Table_20_Contents">Try to change the order of the list, to show the device with most error messages on top. Click on this device-id's link.You should now see the dashboard of the unit.</text:p>
          </table:table-cell>
        </table:table-row>
      </table:table>
      <text:list xml:id="list641129068" text:continue-numbering="true" text:style-name="Heading_20_Numbering">
        <text:list-item>
          <text:list>
            <text:list-item>
              <text:h text:style-name="P6" text:outline-level="2"><text:bookmark-start text:name="__RefHeading__8947_316249068"/>Dashboard<text:bookmark-end text:name="__RefHeading__8947_316249068"/></text:h>
            </text:list-item>
          </text:list>
        </text:list-item>
      </text:list>
      <text:p text:style-name="Text_20_body">The Dashboard is meant to give support desk a quick device status overview.</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Step</text:p>
          </table:table-cell>
          <table:table-cell table:style-name="Table13.A1" office:value-type="string">
            <text:p text:style-name="Table_20_Heading">Module/Entity</text:p>
          </table:table-cell>
          <table:table-cell table:style-name="Table13.C1" office:value-type="string">
            <text:p text:style-name="Table_20_Heading">Operation</text:p>
          </table:table-cell>
        </table:table-row>
        <table:table-row>
          <table:table-cell table:style-name="Table13.A2" office:value-type="float" office:value="1">
            <text:p text:style-name="Table_20_Contents">1</text:p>
          </table:table-cell>
          <table:table-cell table:style-name="Table13.B2" office:value-type="string">
            <text:p text:style-name="Table_20_Contents">Web</text:p>
          </table:table-cell>
          <table:table-cell table:style-name="Table13.C2" office:value-type="string">
            <text:p text:style-name="Table_20_Contents">If you completed the previous task, you should now see a dashboard. If not, search for a unit and choose "Unit Dashboard".</text:p>
          </table:table-cell>
        </table:table-row>
        <table:table-row>
          <table:table-cell table:style-name="Table13.A2" office:value-type="float" office:value="2">
            <text:p text:style-name="Table_20_Contents">2</text:p>
          </table:table-cell>
          <table:table-cell table:style-name="Table13.B2" office:value-type="string">
            <text:p text:style-name="Table_20_Contents">Web</text:p>
          </table:table-cell>
          <table:table-cell table:style-name="Table13.C2" office:value-type="string">
            <text:p text:style-name="Table_20_Contents">The dashboard shows status for provisioning (for all devices), VoIP and Hardware status (for Pingcom devices) and Syslog status (for all Syslog emitting devices). All these states are summed in the Speedometer for overall score. See if you can understand how the overall score has been calculated (roughly).</text:p>
          </table:table-cell>
        </table:table-row>
        <table:table-row>
          <table:table-cell table:style-name="Table13.A2" office:value-type="float" office:value="3">
            <text:p text:style-name="Table_20_Contents">3</text:p>
          </table:table-cell>
          <table:table-cell table:style-name="Table13.B2" office:value-type="string">
            <text:p text:style-name="Table_20_Contents">Web</text:p>
          </table:table-cell>
          <table:table-cell table:style-name="Table13.C2" office:value-type="string">
            <text:p text:style-name="Table_20_Contents">Click on Unit History. You should see 3 tabs: Voip, Hardware and Syslog. By clicking around a little you should recognize the system from the report system. Try to inspect another time period.</text:p>
          </table:table-cell>
        </table:table-row>
      </table:table>
      <text:list xml:id="list168739461" text:continue-numbering="true" text:style-name="Heading_20_Numbering">
        <text:list-item>
          <text:list>
            <text:list-item>
              <text:h text:style-name="P6" text:outline-level="2"><text:bookmark-start text:name="__RefHeading__8949_316249068"/><text:soft-page-break/>Voip<text:bookmark-end text:name="__RefHeading__8949_316249068"/></text:h>
            </text:list-item>
          </text:list>
        </text:list-item>
      </text:list>
      <text:p text:style-name="Text_20_body">Prepare this by setting up a Pingcom device with a working Voip service and syslogging to this server. </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Step</text:p>
          </table:table-cell>
          <table:table-cell table:style-name="Table14.A1" office:value-type="string">
            <text:p text:style-name="Table_20_Heading">Module/Entity</text:p>
          </table:table-cell>
          <table:table-cell table:style-name="Table14.C1" office:value-type="string">
            <text:p text:style-name="Table_20_Heading">Operation</text:p>
          </table:table-cell>
        </table:table-row>
        <table:table-row>
          <table:table-cell table:style-name="Table14.A2">
            <text:p text:style-name="Table_20_Contents"/>
          </table:table-cell>
          <table:table-cell table:style-name="Table14.B2" office:value-type="string">
            <text:p text:style-name="Table_20_Contents">Web</text:p>
          </table:table-cell>
          <table:table-cell table:style-name="Table14.C2" office:value-type="string">
            <text:p text:style-name="Table_20_Contents">Open the dashboard for this unit. Make a phone call, do not hang up. Wait 15 seconds, then you should see that the dashboard shows an "active line". You may click on the link.</text:p>
          </table:table-cell>
        </table:table-row>
        <table:table-row>
          <table:table-cell table:style-name="Table14.A2" office:value-type="float" office:value="2">
            <text:p text:style-name="Table_20_Contents">2</text:p>
          </table:table-cell>
          <table:table-cell table:style-name="Table14.B2" office:value-type="string">
            <text:p text:style-name="Table_20_Contents">Web</text:p>
          </table:table-cell>
          <table:table-cell table:style-name="Table14.C2" office:value-type="string">
            <text:p text:style-name="Table_20_Contents">A chart will appear, showing the MOS (Mean Opinion Score) for the call. It is refreshed every 5 seconds. Hang up.</text:p>
          </table:table-cell>
        </table:table-row>
        <table:table-row>
          <table:table-cell table:style-name="Table14.A2" office:value-type="float" office:value="3">
            <text:p text:style-name="Table_20_Contents">3</text:p>
          </table:table-cell>
          <table:table-cell table:style-name="Table14.B2" office:value-type="string">
            <text:p text:style-name="Table_20_Contents">Web</text:p>
          </table:table-cell>
          <table:table-cell table:style-name="Table14.C2" office:value-type="string">
            <text:p text:style-name="Table_20_Contents">Enter Unit History and you should see the latest conversation. You can click on the link to the conversation and view chart again.</text:p>
          </table:table-cell>
        </table:table-row>
      </table:table>
      <text:list xml:id="list1256107319" text:continue-numbering="true" text:style-name="Heading_20_Numbering">
        <text:list-item>
          <text:list>
            <text:list-item>
              <text:h text:style-name="P6" text:outline-level="2"><text:bookmark-start text:name="__RefHeading__8951_316249068"/>Exercises <text:bookmark-end text:name="__RefHeading__8951_316249068"/></text:h>
            </text:list-item>
          </text:list>
        </text:list-item>
      </text:list>
      <text:list xml:id="list353927944" text:continue-list="list6926512129395530569" text:style-name="Numbering_20_1">
        <text:list-item text:start-value="1">
          <text:p text:style-name="P9">Identify the three devices with the highest amount of "NoSipServiceTime" in the previous 6 hours. Investigate what might be the cause of this situation. </text:p>
        </text:list-item>
        <text:list-item>
          <text:p text:style-name="P9">Identify the facility which sends most syslog messages in the previous hour.</text:p>
        </text:list-item>
        <text:list-item>
          <text:p text:style-name="P9">Use two metrics drop-down of the Voip chart to identify the correlating value for any low value of the metric "VoipQuality". </text:p>
        </text:list-item>
      </text:list>
      <text:list xml:id="list184906064" text:continue-list="list1256107319" text:style-name="Heading_20_Numbering">
        <text:list-item>
          <text:h text:style-name="P4" text:outline-level="1"><text:bookmark-start text:name="__RefHeading__8953_316249068"/>Advanced<text:bookmark-end text:name="__RefHeading__8953_316249068"/></text:h>
          <text:list>
            <text:list-item>
              <text:h text:style-name="P6" text:outline-level="2"><text:bookmark-start text:name="__RefHeading__8955_316249068"/>Monitor a certain syslog message<text:bookmark-end text:name="__RefHeading__8955_316249068"/></text:h>
            </text:list-item>
          </text:list>
        </text:list-item>
      </text:list>
      <text:p text:style-name="Text_20_body">The report system will monitor certain predefined metrics. You may however also use to monitor metrics of your own choosing. By following this procedure you can know how many units are experiencing a certain syslog message, hour by hour.</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tep</text:p>
          </table:table-cell>
          <table:table-cell table:style-name="Table15.A1" office:value-type="string">
            <text:p text:style-name="Table_20_Heading">Module/Entity</text:p>
          </table:table-cell>
          <table:table-cell table:style-name="Table15.C1" office:value-type="string">
            <text:p text:style-name="Table_20_Heading">Operation</text:p>
          </table:table-cell>
        </table:table-row>
        <table:table-row>
          <table:table-cell table:style-name="Table15.A2" office:value-type="float" office:value="1">
            <text:p text:style-name="Table_20_Contents">1</text:p>
          </table:table-cell>
          <table:table-cell table:style-name="Table15.B2" office:value-type="string">
            <text:p text:style-name="Table_20_Contents">Web</text:p>
          </table:table-cell>
          <table:table-cell table:style-name="Table15.C2" office:value-type="string">
            <text:p text:style-name="Table_20_Contents">Make a Unit Type Parameter called "System.X_YOURCOMP-COM.DNSErrorCount". It should have the flag "X"</text:p>
          </table:table-cell>
        </table:table-row>
        <table:table-row>
          <table:table-cell table:style-name="Table15.A2" office:value-type="float" office:value="2">
            <text:p text:style-name="Table_20_Contents">2</text:p>
          </table:table-cell>
          <table:table-cell table:style-name="Table15.B2" office:value-type="string">
            <text:p text:style-name="Table_20_Contents">Web</text:p>
          </table:table-cell>
          <table:table-cell table:style-name="Table15.C2" office:value-type="string">
            <text:p text:style-name="Table_20_Contents">Make a Group, check the “Enable” checkbox in “Time rolling” and set Parameter to be the newly created Unit Type Parameter. Format should "yyyyMMddHH" and then choose "No offset".</text:p>
          </table:table-cell>
        </table:table-row>
        <table:table-row>
          <table:table-cell table:style-name="Table15.A2" office:value-type="float" office:value="3">
            <text:p text:style-name="Table_20_Contents">3</text:p>
          </table:table-cell>
          <table:table-cell table:style-name="Table15.B2" office:value-type="string">
            <text:p text:style-name="Table_20_Contents">Web</text:p>
          </table:table-cell>
          <table:table-cell table:style-name="Table15.C2" office:value-type="string">
            <text:p text:style-name="Table_20_Contents">Make a Syslog Event. Set event id to 4000, expression should be "DNS Error" and task must be GROUPSYNC. Choose the group you just created. Delete limit can be 0. At this point we have created a syslog event which will synchronize the group-parameter to the Unit Parameter of the device that sent the syslog message "DNS Error". This group parameter is changed to a new timestamp every hour by FreeACS Core Server. Furthermore, the group is counted in the Group Report. A few minutes into the next hour you should see the Group report for this particular hour, showing how many devices experienced a "DNS Error".</text:p>
          </table:table-cell>
        </table:table-row>
      </table:table>
      <text:list xml:id="list1914955538" text:continue-numbering="true" text:style-name="Heading_20_Numbering">
        <text:list-item>
          <text:list>
            <text:list-item>
              <text:h text:style-name="P6" text:outline-level="2"><text:bookmark-start text:name="__RefHeading__8957_316249068"/>Trigger debug-mode for a certain syslog message<text:bookmark-end text:name="__RefHeading__8957_316249068"/></text:h>
            </text:list-item>
          </text:list>
        </text:list-item>
      </text:list>
      <text:p text:style-name="Text_20_body">Some syslog messages might indicate a serious problem. In those case it could be a good idea if the device changed log level to "DEBUG", to try to identify the source of the problem. To complete this, you need to be able to run commands in FreeACS Shell. The task also shows how to turn off the debug log level after 3 day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Step</text:p>
          </table:table-cell>
          <table:table-cell table:style-name="Table16.A1" office:value-type="string">
            <text:p text:style-name="Table_20_Heading">Module/Entity</text:p>
          </table:table-cell>
          <table:table-cell table:style-name="Table16.C1" office:value-type="string">
            <text:p text:style-name="Table_20_Heading">Operation</text:p>
          </table:table-cell>
        </table:table-row>
        <table:table-row>
          <table:table-cell table:style-name="Table16.A2" office:value-type="float" office:value="1">
            <text:p text:style-name="Table_20_Contents">1</text:p>
          </table:table-cell>
          <table:table-cell table:style-name="Table16.B2" office:value-type="string">
            <text:p text:style-name="Table_20_Contents">Web</text:p>
          </table:table-cell>
          <table:table-cell table:style-name="Table16.C2" office:value-type="string">
            <text:p text:style-name="Table_20_Contents">Make a Unit Type Parameter called "System.X_YOURCOMP-COM.DebugCleanupAt". It should have the flag "X"</text:p>
          </table:table-cell>
        </table:table-row>
        <table:table-row>
          <table:table-cell table:style-name="Table16.A2" office:value-type="float" office:value="2">
            <text:p text:style-name="Table_20_Contents">2</text:p>
          </table:table-cell>
          <table:table-cell table:style-name="Table16.B2" office:value-type="string">
            <text:p text:style-name="Table_20_Contents">Web</text:p>
          </table:table-cell>
          <table:table-cell table:style-name="Table16.C2" office:value-type="string">
            <text:p text:style-name="Table_20_Contents">Make a Group with the name "TimeOffset", check the “Enable” checkbox in “Time rolling” and set Parameter to be the newly created Unit Type Parameter. Format should "yyyyMMdd" and Offset should be "3". We have now created a group which will be updated with the date 3 days ahead. </text:p>
          </table:table-cell>
        </table:table-row>
        <table:table-row>
          <table:table-cell table:style-name="Table16.A2" office:value-type="float" office:value="3">
            <text:p text:style-name="Table_20_Contents">3</text:p>
          </table:table-cell>
          <table:table-cell table:style-name="Table16.B2" office:value-type="string">
            <text:p text:style-name="Table_20_Contents">Shell</text:p>
          </table:table-cell>
          <table:table-cell table:style-name="Table16.C2" office:value-type="string">
            <text:p text:style-name="Table_20_Contents">Make a script called debug.xss (a simple text file) and enter the following:</text:p>
            <text:p text:style-name="Table_20_Contents">setparam System.X_OWERA-COM.Debug 1</text:p>
            <text:p text:style-name="Table_20_Contents">/ut:NPA201E/gr:TimeOffset/listparams &gt; GROUP_PARAMS</text:p>
            <text:p text:style-name="Table_20_Contents">setparam &lt; GROUP_PARAMS</text:p>
            <text:p text:style-name="Table_20_Contents"/>
            <text:p text:style-name="Table_20_Contents">The NPA201E is supposed to be the Unit Type you're working within. Change this part of the script if necessary.</text:p>
          </table:table-cell>
        </table:table-row>
        <table:table-row>
          <table:table-cell table:style-name="Table16.A2" office:value-type="float" office:value="4">
            <text:p text:style-name="Table_20_Contents">4</text:p>
          </table:table-cell>
          <table:table-cell table:style-name="Table16.B2" office:value-type="string">
            <text:p text:style-name="Table_20_Contents">Shell</text:p>
          </table:table-cell>
          <table:table-cell table:style-name="Table16.C2" office:value-type="string">
            <text:p text:style-name="Table_20_Contents">Upload the script file into FreeACS using the shell command "importfile". Make sure to set the filetype to SCRIPT. </text:p>
          </table:table-cell>
        </table:table-row>
        <table:table-row>
          <table:table-cell table:style-name="Table16.A2" office:value-type="float" office:value="5">
            <text:p text:style-name="Table_20_Contents">5</text:p>
          </table:table-cell>
          <table:table-cell table:style-name="Table16.B2" office:value-type="string">
            <text:p text:style-name="Table_20_Contents">Web</text:p>
          </table:table-cell>
          <table:table-cell table:style-name="Table16.C2" office:value-type="string">
            <text:p text:style-name="Table_20_Contents">Make a Syslog Event with the event id 5000. Expression should/could be "<text:span text:style-name="T3">Reboot reason.*(Watchdog|Destination memory)</text:span>" and Task should be "CALL". Choose the script previously created in CALL. Delete limit can be 0. Any syslog message with this special kind of "reboot" should trigger the script debug.xss for that particular unit. The group parameters from the group TimeOffset will be copied to this particular unit. </text:p>
          </table:table-cell>
        </table:table-row>
        <table:table-row>
          <table:table-cell table:style-name="Table16.A2" office:value-type="float" office:value="6">
            <text:p text:style-name="Table_20_Contents">6</text:p>
          </table:table-cell>
          <table:table-cell table:style-name="Table16.B2" office:value-type="string">
            <text:p text:style-name="Table_20_Contents">Web</text:p>
          </table:table-cell>
          <table:table-cell table:style-name="Table16.C2" office:value-type="string">
            <text:p text:style-name="Table_20_Contents">Make a new group called "DebugCleanup", check the “Enabled” checkbox in <text:soft-page-break/>“Time rolling” and set Parameter to the same Unit Type Parameter created in step 1. The format should still be "yyyyMMdd", but the offset should be "No offset". This group is then updated with the date of today.</text:p>
          </table:table-cell>
        </table:table-row>
        <table:table-row>
          <table:table-cell table:style-name="Table16.A2" office:value-type="float" office:value="7">
            <text:p text:style-name="Table_20_Contents">7</text:p>
          </table:table-cell>
          <table:table-cell table:style-name="Table16.B2" office:value-type="string">
            <text:p text:style-name="Table_20_Contents">Web</text:p>
          </table:table-cell>
          <table:table-cell table:style-name="Table16.C2" office:value-type="string">
            <text:p text:style-name="Table_20_Contents">Make a job which works on "DebugCleanup" and set the parameter "System.X_OWERA-COM.Debug" to 0.</text:p>
          </table:table-cell>
        </table:table-row>
      </table:table>
      <text:list xml:id="list840630621" text:continue-numbering="true" text:style-name="Heading_20_Numbering">
        <text:list-item>
          <text:h text:style-name="P4" text:outline-level="1"><text:bookmark-start text:name="__RefHeading__1452_281960366"/>Shell (only for admins)<text:bookmark-end text:name="__RefHeading__1452_281960366"/></text:h>
          <text:list>
            <text:list-item>
              <text:h text:style-name="P6" text:outline-level="2"><text:bookmark-start text:name="__RefHeading__1454_281960366"/>Startup<text:bookmark-end text:name="__RefHeading__1454_281960366"/></text:h>
            </text:list-item>
          </text:list>
        </text:list-item>
      </text:list>
      <text:p text:style-name="Text_20_body">Shell is a powerful tool, and can do a lot of things far easier and faster than using Web. Let's look at how to start Shell and navigate the various contex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Step</text:p>
          </table:table-cell>
          <table:table-cell table:style-name="Table17.A1" office:value-type="string">
            <text:p text:style-name="Table_20_Heading">Module/Entity</text:p>
          </table:table-cell>
          <table:table-cell table:style-name="Table17.C1" office:value-type="string">
            <text:p text:style-name="Table_20_Heading">Operation</text:p>
          </table:table-cell>
        </table:table-row>
        <table:table-row>
          <table:table-cell table:style-name="Table17.A2" office:value-type="float" office:value="1">
            <text:p text:style-name="Table_20_Contents">1</text:p>
          </table:table-cell>
          <table:table-cell table:style-name="Table17.B2" office:value-type="string">
            <text:p text:style-name="Table_20_Contents">Shell</text:p>
          </table:table-cell>
          <table:table-cell table:style-name="Table17.C2" office:value-type="string">
            <text:p text:style-name="Table_20_Contents">Start FreeACS Shell by this command:</text:p>
            <text:p text:style-name="Table_20_Contents">java -jar xapsshell.jar</text:p>
          </table:table-cell>
        </table:table-row>
        <table:table-row>
          <table:table-cell table:style-name="Table17.A2" office:value-type="float" office:value="2">
            <text:p text:style-name="Table_20_Contents">2</text:p>
          </table:table-cell>
          <table:table-cell table:style-name="Table17.B2" office:value-type="string">
            <text:p text:style-name="Table_20_Contents">Shell</text:p>
          </table:table-cell>
          <table:table-cell table:style-name="Table17.C2" office:value-type="string">
            <text:p text:style-name="Table_20_Contents">Choose the database which you have setup for FreeACS. You should now see some ASCII art showing the xAPS Shell logo. You're in!</text:p>
          </table:table-cell>
        </table:table-row>
        <table:table-row>
          <table:table-cell table:style-name="Table17.A2" office:value-type="float" office:value="3">
            <text:p text:style-name="Table_20_Contents">3</text:p>
          </table:table-cell>
          <table:table-cell table:style-name="Table17.B2" office:value-type="string">
            <text:p text:style-name="Table_20_Contents">Shell</text:p>
          </table:table-cell>
          <table:table-cell table:style-name="Table17.C2" office:value-type="string">
            <text:p text:style-name="Table_20_Contents">Type help to show the available commands. Note that you can get detailed help of a command by typing "help &lt;commandname&gt;". By typing just enough to avoid ambiguity, the help command will respond. A valid example is "help g" as short for "help generic".</text:p>
          </table:table-cell>
        </table:table-row>
        <table:table-row>
          <table:table-cell table:style-name="Table17.A2" office:value-type="float" office:value="4">
            <text:p text:style-name="Table_20_Contents">4</text:p>
          </table:table-cell>
          <table:table-cell table:style-name="Table17.B2" office:value-type="string">
            <text:p text:style-name="Table_20_Contents">Shell</text:p>
          </table:table-cell>
          <table:table-cell table:style-name="Table17.C2" office:value-type="string">
            <text:p text:style-name="Table_20_Contents">You are now in the root context of Shell. To change context, lookup the command "cc" (change-context) and change context to a Unit Type.</text:p>
          </table:table-cell>
        </table:table-row>
        <table:table-row>
          <table:table-cell table:style-name="Table17.A2" office:value-type="float" office:value="5">
            <text:p text:style-name="Table_20_Contents">5</text:p>
          </table:table-cell>
          <table:table-cell table:style-name="Table17.B2" office:value-type="string">
            <text:p text:style-name="Table_20_Contents">Shell</text:p>
          </table:table-cell>
          <table:table-cell table:style-name="Table17.C2" office:value-type="string">
            <text:p text:style-name="Table_20_Contents">Run help again to see the commands available in this context. Note that you can make a profile or a group or a syslog event in this context.</text:p>
          </table:table-cell>
        </table:table-row>
        <table:table-row>
          <table:table-cell table:style-name="Table17.A2" office:value-type="float" office:value="6">
            <text:p text:style-name="Table_20_Contents">6</text:p>
          </table:table-cell>
          <table:table-cell table:style-name="Table17.B2" office:value-type="string">
            <text:p text:style-name="Table_20_Contents">Shell</text:p>
          </table:table-cell>
          <table:table-cell table:style-name="Table17.C2" office:value-type="string">
            <text:p text:style-name="Table_20_Contents">Change back to root context by entering the command "cc .." followed by enter. At this point you know how to log in, to get help and to navigate the shell.</text:p>
          </table:table-cell>
        </table:table-row>
      </table:table>
      <text:list xml:id="list1796871492" text:continue-numbering="true" text:style-name="Heading_20_Numbering">
        <text:list-item>
          <text:list>
            <text:list-item>
              <text:h text:style-name="P6" text:outline-level="2"><text:bookmark-start text:name="__RefHeading__1456_281960366"/>export/import/delete<text:bookmark-end text:name="__RefHeading__1456_281960366"/></text:h>
            </text:list-item>
          </text:list>
        </text:list-item>
      </text:list>
      <text:p text:style-name="Text_20_body">Some of the most useful commands is the ability to run pre-made scripts to export/import and delete the entire FreeACS database or a Unit Type at once. These commands can only be triggered using command line optio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Step</text:p>
          </table:table-cell>
          <table:table-cell table:style-name="Table18.A1" office:value-type="string">
            <text:p text:style-name="Table_20_Heading">Module/Entity</text:p>
          </table:table-cell>
          <table:table-cell table:style-name="Table18.C1" office:value-type="string">
            <text:p text:style-name="Table_20_Heading">Operation</text:p>
          </table:table-cell>
        </table:table-row>
        <table:table-row>
          <table:table-cell table:style-name="Table18.A2" office:value-type="float" office:value="1">
            <text:p text:style-name="Table_20_Contents">1</text:p>
          </table:table-cell>
          <table:table-cell table:style-name="Table18.B2" office:value-type="string">
            <text:p text:style-name="Table_20_Contents">Shell</text:p>
          </table:table-cell>
          <table:table-cell table:style-name="Table18.C2" office:value-type="string">
            <text:p text:style-name="Table_20_Contents">Type "unittypeexport ALL" on the root context of the shell.</text:p>
          </table:table-cell>
        </table:table-row>
        <table:table-row>
          <table:table-cell table:style-name="Table18.A2" office:value-type="float" office:value="2">
            <text:p text:style-name="Table_20_Contents">2</text:p>
          </table:table-cell>
          <table:table-cell table:style-name="Table18.B2" office:value-type="string">
            <text:p text:style-name="Table_20_Contents">Shell</text:p>
          </table:table-cell>
          <table:table-cell table:style-name="Table18.C2" office:value-type="string">
            <text:p text:style-name="Table_20_Contents">To import a specific Unit Type to an FreeACS database, that particular Unit Type must be exported first (from another FreeACS database). The entire content of that Unit Type is expected to be stored in a directory with the same name as the Unit Type using this command:</text:p>
            <text:p text:style-name="Table_20_Contents">unittypeimport ALL</text:p>
          </table:table-cell>
        </table:table-row>
        <table:table-row>
          <table:table-cell table:style-name="Table18.A2" office:value-type="float" office:value="3">
            <text:p text:style-name="Table_20_Contents">3</text:p>
          </table:table-cell>
          <table:table-cell table:style-name="Table18.B2" office:value-type="string">
            <text:p text:style-name="Table_20_Contents">Shell</text:p>
          </table:table-cell>
          <table:table-cell table:style-name="Table18.C2" office:value-type="string">
            <text:p text:style-name="Table_20_Contents">Careful with this one! This is the same principle as for the two previous commands:</text:p>
            <text:p text:style-name="Table_20_Contents">unittypecompletedelete ALL</text:p>
          </table:table-cell>
        </table:table-row>
      </table:table>
      <text:list xml:id="list456488225" text:continue-numbering="true" text:style-name="Heading_20_Numbering">
        <text:list-item>
          <text:list>
            <text:list-item>
              <text:h text:style-name="P6" text:outline-level="2"><text:bookmark-start text:name="__RefHeading__1458_281960366"/>Shell - simple looping/scripting<text:bookmark-end text:name="__RefHeading__1458_281960366"/></text:h>
            </text:list-item>
          </text:list>
        </text:list-item>
      </text:list>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Step</text:p>
          </table:table-cell>
          <table:table-cell table:style-name="Table19.A1" office:value-type="string">
            <text:p text:style-name="Table_20_Heading">Module/Entity</text:p>
          </table:table-cell>
          <table:table-cell table:style-name="Table19.C1" office:value-type="string">
            <text:p text:style-name="Table_20_Heading">Opera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Shell</text:p>
          </table:table-cell>
          <table:table-cell table:style-name="Table19.C2" office:value-type="string">
            <text:p text:style-name="Table_20_Contents">To export the output of a command, just do like this (assuming a Unit Type context):</text:p>
            <text:p text:style-name="Table_20_Contents">listparams &gt; params.txt</text:p>
            <text:p text:style-name="Table_20_Contents">You may now inspect the content of the params.txt file:</text:p>
            <text:p text:style-name="Table_20_Contents">cat params.txt</text:p>
          </table:table-cell>
        </table:table-row>
        <table:table-row>
          <table:table-cell table:style-name="Table19.A2" office:value-type="float" office:value="2">
            <text:p text:style-name="Table_20_Contents">2</text:p>
          </table:table-cell>
          <table:table-cell table:style-name="Table19.B2" office:value-type="string">
            <text:p text:style-name="Table_20_Contents">Shell</text:p>
          </table:table-cell>
          <table:table-cell table:style-name="Table19.C2" office:value-type="string">
            <text:p text:style-name="Table_20_Contents">To loop over a file (e.g. copy Unit Type Parameters), assuming you have changed to another Unit Type context.</text:p>
            <text:p text:style-name="Table_20_Contents">setparam &lt; params.txt</text:p>
            <text:p text:style-name="Table_20_Contents">The command will loop over each line in the params.txt file. Each line will <text:soft-page-break/>simply be appended to the "setparam" command and then executed.</text:p>
          </table:table-cell>
        </table:table-row>
        <table:table-row>
          <table:table-cell table:style-name="Table19.A2" office:value-type="float" office:value="3">
            <text:p text:style-name="Table_20_Contents">3</text:p>
          </table:table-cell>
          <table:table-cell table:style-name="Table19.B2" office:value-type="string">
            <text:p text:style-name="Table_20_Contents">Shell</text:p>
          </table:table-cell>
          <table:table-cell table:style-name="Table19.C2" office:value-type="string">
            <text:p text:style-name="Table_20_Contents">You may also grab certain parts of the file and use. Each line is automatically delimited by use of space and double quotes. Therefore, if you need only need the names (for example) of the params.txt file, but want to set all flags to X, you can run the command like this:</text:p>
            <text:p text:style-name="Table_20_Contents">setparam ${1} X &lt; params.txt</text:p>
            <text:p text:style-name="Table_20_Contents">The ${1} argument will make sure that only the first argument (delimited by space and double quotes) of each line of the params.txt file is used.</text:p>
          </table:table-cell>
        </table:table-row>
      </table:table>
      <text:list xml:id="list321670650" text:continue-numbering="true" text:style-name="Heading_20_Numbering">
        <text:list-item>
          <text:list>
            <text:list-item>
              <text:h text:style-name="P6" text:outline-level="2"><text:bookmark-start text:name="__RefHeading__1460_281960366"/>Exercises<text:bookmark-end text:name="__RefHeading__1460_281960366"/></text:h>
            </text:list-item>
          </text:list>
        </text:list-item>
      </text:list>
      <text:list xml:id="list163646790" text:continue-list="list353927944" text:style-name="Numbering_20_1">
        <text:list-item text:start-value="1">
          <text:p text:style-name="P9">Create a script to list the Unit Parameters (not the Profile Parameters) of one single unit. Run the script using the command "call".</text:p>
        </text:list-item>
        <text:list-item>
          <text:p text:style-name="P9">Create a script to add a new Profile and a new Unit in this new Profile and then copy the Unit Parameters found in the previous task.</text:p>
        </text:list-item>
        <text:list-item>
          <text:p text:style-name="P9">List all units which have Unit Parameter "System.X_OWERA-COM.LastConnectTms" set to yesterday and export the list of units to a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OpenSymbol" svg:font-family="OpenSymbol"/>
    <style:font-face style:name="Verdana" svg:font-family="Verdana"/>
    <style:font-face style:name="Courier New1"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1"/>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72in" fo:text-indent="-0.472in" fo:margin-left="0.472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Use Cases and Training</text:title><text:tab/>Version <text:user-defined style:data-style-name="N0" text:name="Product Version">2012R1</text:user-defined></text:p>
      </style:header>
      <style:footer>
        <text:p text:style-name="Footer">Page <text:page-number text:select-page="current">15</text:page-number></text:p>
      </style:footer>
    </style:master-page>
    <style:master-page style:name="First_20_Page" style:display-name="First Page" style:page-layout-name="Mpm2" style:next-style-name="ToC_20_Page"/>
    <style:master-page style:name="HTML" style:page-layout-name="Mpm3"/>
    <style:master-page style:name="ToC_20_Page" style:display-name="ToC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Use Cases and Training</dc:title>
    <meta:initial-creator>Erik Larsen</meta:initial-creator>
    <meta:creation-date>2007-05-24T00:32:00</meta:creation-date>
    <dc:date>2015-08-30T20:41:49</dc:date>
    <meta:print-date>2008-08-10T17:10:00</meta:print-date>
    <meta:editing-cycles>77</meta:editing-cycles>
    <meta:editing-duration>P11DT10H19M7S</meta:editing-duration>
    <meta:generator>OpenOffice/4.1.1$Unix OpenOffice.org_project/411m6$Build-9775</meta:generator>
    <dc:creator>Patrick Fox</dc:creator>
    <meta:document-statistic meta:table-count="19" meta:image-count="0" meta:object-count="0" meta:page-count="17" meta:paragraph-count="392" meta:word-count="4096" meta:character-count="24253"/>
    <meta:user-defined meta:name="Product Version">2012R1</meta:user-defined>
    <meta:user-defined meta:name="_ReviewCycleID" meta:value-type="float">-403278106</meta:user-defined>
    <meta:user-defined meta:name="_ReviewingToolsShownOnce"/>
    <meta:user-defined meta:name="_TentativeReviewCycleID" meta:value-type="float">-403278106</meta:user-defined>
  </office:meta>
</office:document-meta>
</file>